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11.113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language="fr" fo:country="FR" fo:font-weight="bold" officeooo:rsid="001f1268" officeooo:paragraph-rsid="001f1268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8pt" fo:language="fr" fo:country="FR" fo:font-weight="bold" officeooo:rsid="001f1268" officeooo:paragraph-rsid="001f1268" style:font-size-asian="18pt" style:font-weight-asian="bold" style:font-size-complex="18pt" style:font-weight-complex="bold"/>
    </style:style>
    <style:style style:name="P3" style:family="paragraph" style:parent-style-name="Table_20_Contents">
      <style:text-properties fo:language="fr" fo:country="FR" fo:font-weight="bold" officeooo:rsid="003d877d" officeooo:paragraph-rsid="006031bc" style:font-weight-asian="bold" style:font-weight-complex="bold"/>
    </style:style>
    <style:style style:name="P4" style:family="paragraph" style:parent-style-name="Table_20_Contents">
      <style:text-properties fo:language="fr" fo:country="FR" fo:font-weight="bold" officeooo:rsid="003d877d" officeooo:paragraph-rsid="0068a585" style:font-weight-asian="bold" style:font-weight-complex="bold"/>
    </style:style>
    <style:style style:name="P5" style:family="paragraph" style:parent-style-name="Table_20_Contents">
      <style:text-properties fo:language="fr" fo:country="FR" fo:font-weight="bold" officeooo:rsid="002c773e" officeooo:paragraph-rsid="0038478f" style:font-weight-asian="bold" style:font-weight-complex="bold"/>
    </style:style>
    <style:style style:name="P6" style:family="paragraph" style:parent-style-name="Table_20_Contents">
      <style:text-properties fo:language="fr" fo:country="FR" fo:font-weight="bold" officeooo:rsid="002c773e" officeooo:paragraph-rsid="009ec7c0" style:font-weight-asian="bold" style:font-weight-complex="bold"/>
    </style:style>
    <style:style style:name="P7" style:family="paragraph" style:parent-style-name="Table_20_Contents">
      <style:text-properties fo:language="fr" fo:country="FR" fo:font-weight="bold" officeooo:rsid="003d13fa" officeooo:paragraph-rsid="0064d83a" style:font-weight-asian="bold" style:font-weight-complex="bold"/>
    </style:style>
    <style:style style:name="P8" style:family="paragraph" style:parent-style-name="Table_20_Contents">
      <style:text-properties fo:language="fr" fo:country="FR" fo:font-weight="bold" officeooo:rsid="003d13fa" officeooo:paragraph-rsid="006708a5" style:font-weight-asian="bold" style:font-weight-complex="bold"/>
    </style:style>
    <style:style style:name="P9" style:family="paragraph" style:parent-style-name="Table_20_Contents">
      <style:text-properties fo:language="fr" fo:country="FR" fo:font-weight="bold" officeooo:rsid="006abf95" officeooo:paragraph-rsid="006abf95" style:font-weight-asian="bold" style:font-weight-complex="bold"/>
    </style:style>
    <style:style style:name="P10" style:family="paragraph" style:parent-style-name="Table_20_Contents">
      <style:text-properties fo:language="fr" fo:country="FR" fo:font-weight="bold" officeooo:rsid="006abf95" officeooo:paragraph-rsid="00758637" style:font-weight-asian="bold" style:font-weight-complex="bold"/>
    </style:style>
    <style:style style:name="P11" style:family="paragraph" style:parent-style-name="Table_20_Contents">
      <style:text-properties fo:language="fr" fo:country="FR" fo:font-weight="bold" officeooo:rsid="00366626" officeooo:paragraph-rsid="006ecd6d" style:font-weight-asian="bold" style:font-weight-complex="bold"/>
    </style:style>
    <style:style style:name="P12" style:family="paragraph" style:parent-style-name="Table_20_Contents">
      <style:text-properties fo:language="fr" fo:country="FR" fo:font-weight="bold" officeooo:rsid="00366626" officeooo:paragraph-rsid="007294d8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language="fr" fo:country="FR" fo:font-weight="bold" officeooo:rsid="004eda50" officeooo:paragraph-rsid="0078b59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fr" fo:country="FR" fo:font-weight="bold" officeooo:rsid="004eda50" officeooo:paragraph-rsid="00895992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language="fr" fo:country="FR" fo:font-weight="bold" officeooo:rsid="004eda50" officeooo:paragraph-rsid="00859ffd" style:font-weight-asian="bold" style:font-weight-complex="bold"/>
    </style:style>
    <style:style style:name="P16" style:family="paragraph" style:parent-style-name="Table_20_Contents">
      <style:text-properties fo:language="fr" fo:country="FR" fo:font-weight="bold" officeooo:rsid="002dd5a9" officeooo:paragraph-rsid="00366626" style:font-weight-asian="bold" style:font-weight-complex="bold"/>
    </style:style>
    <style:style style:name="P17" style:family="paragraph" style:parent-style-name="Table_20_Contents">
      <style:text-properties fo:language="fr" fo:country="FR" fo:font-weight="bold" officeooo:rsid="002dd5a9" officeooo:paragraph-rsid="0064d83a" style:font-weight-asian="bold" style:font-weight-complex="bold"/>
    </style:style>
    <style:style style:name="P18" style:family="paragraph" style:parent-style-name="Table_20_Contents">
      <style:text-properties fo:language="fr" fo:country="FR" fo:font-weight="bold" officeooo:rsid="0089e526" officeooo:paragraph-rsid="0089e526" style:font-weight-asian="bold" style:font-weight-complex="bold"/>
    </style:style>
    <style:style style:name="P19" style:family="paragraph" style:parent-style-name="Table_20_Contents">
      <style:text-properties fo:language="fr" fo:country="FR" fo:font-weight="bold" officeooo:rsid="0089e526" officeooo:paragraph-rsid="008cc30e" style:font-weight-asian="bold" style:font-weight-complex="bold"/>
    </style:style>
    <style:style style:name="P20" style:family="paragraph" style:parent-style-name="Table_20_Contents">
      <style:text-properties fo:language="fr" fo:country="FR" fo:font-weight="bold" officeooo:rsid="004cc5f5" officeooo:paragraph-rsid="0098e3e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language="fr" fo:country="FR" fo:font-weight="bold" officeooo:rsid="0035c6ae" officeooo:paragraph-rsid="009f79c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language="fr" fo:country="FR" fo:font-weight="bold" officeooo:rsid="0035c6ae" officeooo:paragraph-rsid="00aa178a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language="fr" fo:country="FR" fo:font-weight="bold" officeooo:rsid="004ae1d1" officeooo:paragraph-rsid="009f79cb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language="fr" fo:country="FR" fo:font-weight="bold" officeooo:rsid="004ae1d1" officeooo:paragraph-rsid="00a58e68" style:font-weight-asian="bold" style:font-weight-complex="bold"/>
    </style:style>
    <style:style style:name="P25" style:family="paragraph" style:parent-style-name="Table_20_Contents">
      <style:text-properties fo:language="fr" fo:country="FR" fo:font-weight="bold" officeooo:rsid="00488762" officeooo:paragraph-rsid="009889aa" style:font-weight-asian="bold" style:font-weight-complex="bold"/>
    </style:style>
    <style:style style:name="P26" style:family="paragraph" style:parent-style-name="Table_20_Contents">
      <style:text-properties fo:language="fr" fo:country="FR" fo:font-weight="bold" officeooo:rsid="009b5e2d" officeooo:paragraph-rsid="009b5e2d" style:font-weight-asian="bold" style:font-weight-complex="bold"/>
    </style:style>
    <style:style style:name="P27" style:family="paragraph" style:parent-style-name="Table_20_Contents">
      <style:text-properties fo:language="fr" fo:country="FR" fo:font-weight="bold" officeooo:rsid="009bd67f" officeooo:paragraph-rsid="009bd67f" style:font-weight-asian="bold" style:font-weight-complex="bold"/>
    </style:style>
    <style:style style:name="P28" style:family="paragraph" style:parent-style-name="Table_20_Contents">
      <style:text-properties fo:language="fr" fo:country="FR" fo:font-weight="bold" officeooo:rsid="009bd67f" officeooo:paragraph-rsid="00d07b20" style:font-weight-asian="bold" style:font-weight-complex="bold"/>
    </style:style>
    <style:style style:name="P29" style:family="paragraph" style:parent-style-name="Table_20_Contents">
      <style:text-properties fo:language="fr" fo:country="FR" fo:font-weight="bold" officeooo:rsid="003fb13d" officeooo:paragraph-rsid="009f527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language="fr" fo:country="FR" fo:font-weight="bold" officeooo:rsid="009fcf2d" officeooo:paragraph-rsid="00a485c3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language="fr" fo:country="FR" fo:font-weight="bold" officeooo:rsid="00a13624" officeooo:paragraph-rsid="00a13624" style:font-weight-asian="bold" style:font-weight-complex="bold"/>
    </style:style>
    <style:style style:name="P32" style:family="paragraph" style:parent-style-name="Table_20_Contents">
      <style:text-properties fo:language="fr" fo:country="FR" fo:font-weight="bold" officeooo:rsid="00a35825" officeooo:paragraph-rsid="00a35825" style:font-weight-asian="bold" style:font-weight-complex="bold"/>
    </style:style>
    <style:style style:name="P33" style:family="paragraph" style:parent-style-name="Table_20_Contents">
      <style:text-properties fo:language="fr" fo:country="FR" fo:font-weight="bold" officeooo:rsid="0079a444" officeooo:paragraph-rsid="0079a444" style:font-weight-asian="bold" style:font-weight-complex="bold"/>
    </style:style>
    <style:style style:name="P34" style:family="paragraph" style:parent-style-name="Table_20_Contents">
      <style:text-properties fo:language="fr" fo:country="FR" fo:font-weight="bold" officeooo:rsid="00432b38" officeooo:paragraph-rsid="0098e3ed" style:font-weight-asian="bold" style:font-weight-complex="bold"/>
    </style:style>
    <style:style style:name="P35" style:family="paragraph" style:parent-style-name="Table_20_Contents">
      <style:text-properties fo:language="fr" fo:country="FR" fo:font-weight="bold" officeooo:rsid="00ae6bd5" officeooo:paragraph-rsid="00ae6bd5" style:font-weight-asian="bold" style:font-weight-complex="bold"/>
    </style:style>
    <style:style style:name="P36" style:family="paragraph" style:parent-style-name="Table_20_Contents">
      <style:text-properties fo:language="fr" fo:country="FR" fo:font-weight="bold" officeooo:rsid="006ecd6d" officeooo:paragraph-rsid="0083d6e2" style:font-weight-asian="bold" style:font-weight-complex="bold"/>
    </style:style>
    <style:style style:name="P37" style:family="paragraph" style:parent-style-name="Table_20_Contents">
      <style:text-properties fo:language="fr" fo:country="FR" fo:font-weight="bold" officeooo:rsid="00b65861" officeooo:paragraph-rsid="00b65861" style:font-weight-asian="bold" style:font-weight-complex="bold"/>
    </style:style>
    <style:style style:name="P38" style:family="paragraph" style:parent-style-name="Table_20_Contents">
      <style:text-properties fo:language="fr" fo:country="FR" fo:font-weight="bold" officeooo:rsid="00b65861" officeooo:paragraph-rsid="00b84913" style:font-weight-asian="bold" style:font-weight-complex="bold"/>
    </style:style>
    <style:style style:name="P39" style:family="paragraph" style:parent-style-name="Table_20_Contents">
      <style:text-properties fo:language="fr" fo:country="FR" fo:font-weight="bold" officeooo:rsid="00b86878" officeooo:paragraph-rsid="00c3311d" style:font-weight-asian="bold" style:font-weight-complex="bold"/>
    </style:style>
    <style:style style:name="P40" style:family="paragraph" style:parent-style-name="Table_20_Contents">
      <style:text-properties fo:language="fr" fo:country="FR" fo:font-weight="bold" officeooo:rsid="00b9f0c8" officeooo:paragraph-rsid="00b9f0c8" style:font-weight-asian="bold" style:font-weight-complex="bold"/>
    </style:style>
    <style:style style:name="P41" style:family="paragraph" style:parent-style-name="Table_20_Contents">
      <style:text-properties fo:language="fr" fo:country="FR" fo:font-weight="bold" officeooo:rsid="00b9f0c8" officeooo:paragraph-rsid="00bd53b9" style:font-weight-asian="bold" style:font-weight-complex="bold"/>
    </style:style>
    <style:style style:name="P42" style:family="paragraph" style:parent-style-name="Table_20_Contents">
      <style:text-properties fo:language="fr" fo:country="FR" fo:font-weight="bold" officeooo:rsid="00b9f0c8" officeooo:paragraph-rsid="00edc88a" style:font-weight-asian="bold" style:font-weight-complex="bold"/>
    </style:style>
    <style:style style:name="P43" style:family="paragraph" style:parent-style-name="Table_20_Contents">
      <style:text-properties fo:language="fr" fo:country="FR" fo:font-weight="bold" officeooo:rsid="00bb2aa4" officeooo:paragraph-rsid="00bd53b9" style:font-weight-asian="bold" style:font-weight-complex="bold"/>
    </style:style>
    <style:style style:name="P44" style:family="paragraph" style:parent-style-name="Table_20_Contents">
      <style:text-properties fo:language="fr" fo:country="FR" fo:font-weight="bold" officeooo:rsid="00a6bcd5" officeooo:paragraph-rsid="0079a444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language="fr" fo:country="FR" fo:font-weight="bold" officeooo:rsid="00c0500d" officeooo:paragraph-rsid="00c0500d" style:font-weight-asian="bold" style:font-weight-complex="bold"/>
    </style:style>
    <style:style style:name="P46" style:family="paragraph" style:parent-style-name="Table_20_Contents">
      <style:text-properties fo:language="fr" fo:country="FR" fo:font-weight="bold" officeooo:rsid="009be8a8" officeooo:paragraph-rsid="009be8a8" style:font-weight-asian="bold" style:font-weight-complex="bold"/>
    </style:style>
    <style:style style:name="P47" style:family="paragraph" style:parent-style-name="Table_20_Contents">
      <style:text-properties fo:language="fr" fo:country="FR" fo:font-weight="bold" officeooo:rsid="00c7c883" officeooo:paragraph-rsid="00c7c883" style:font-weight-asian="bold" style:font-weight-complex="bold"/>
    </style:style>
    <style:style style:name="P48" style:family="paragraph" style:parent-style-name="Table_20_Contents">
      <style:text-properties fo:language="fr" fo:country="FR" fo:font-weight="bold" officeooo:rsid="00c94a43" officeooo:paragraph-rsid="00c94a43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language="fr" fo:country="FR" fo:font-weight="bold" officeooo:rsid="00c96769" officeooo:paragraph-rsid="00ca635c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language="fr" fo:country="FR" fo:font-weight="bold" officeooo:rsid="00cba1ae" officeooo:paragraph-rsid="00cba1ae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language="fr" fo:country="FR" fo:font-weight="bold" officeooo:rsid="00ce7d52" officeooo:paragraph-rsid="00ce7d52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language="fr" fo:country="FR" fo:font-weight="bold" officeooo:rsid="00ce7d52" officeooo:paragraph-rsid="00cff716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language="fr" fo:country="FR" fo:font-weight="bold" officeooo:rsid="00d37bd7" officeooo:paragraph-rsid="00d37bd7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language="fr" fo:country="FR" fo:font-weight="bold" officeooo:rsid="00d465ff" officeooo:paragraph-rsid="00d465ff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language="fr" fo:country="FR" fo:font-weight="bold" officeooo:rsid="00d465ff" officeooo:paragraph-rsid="00d71ada" style:font-weight-asian="bold" style:font-weight-complex="bold"/>
    </style:style>
    <style:style style:name="P56" style:family="paragraph" style:parent-style-name="Table_20_Contents">
      <style:text-properties fo:language="fr" fo:country="FR" fo:font-weight="bold" officeooo:rsid="00d8e4a9" officeooo:paragraph-rsid="00d8e4a9" style:font-weight-asian="bold" style:font-weight-complex="bold"/>
    </style:style>
    <style:style style:name="P57" style:family="paragraph" style:parent-style-name="Table_20_Contents">
      <style:text-properties fo:language="fr" fo:country="FR" fo:font-weight="bold" officeooo:rsid="00dc9833" officeooo:paragraph-rsid="00dc9833" style:font-weight-asian="bold" style:font-weight-complex="bold"/>
    </style:style>
    <style:style style:name="P58" style:family="paragraph" style:parent-style-name="Table_20_Contents">
      <style:text-properties fo:language="fr" fo:country="FR" fo:font-weight="bold" officeooo:rsid="00dd0c6e" officeooo:paragraph-rsid="00e03a99" style:font-weight-asian="bold" style:font-weight-complex="bold"/>
    </style:style>
    <style:style style:name="P59" style:family="paragraph" style:parent-style-name="Table_20_Contents">
      <style:text-properties fo:language="fr" fo:country="FR" fo:font-weight="bold" officeooo:rsid="00ef61aa" officeooo:paragraph-rsid="00ef61aa" style:font-weight-asian="bold" style:font-weight-complex="bold"/>
    </style:style>
    <style:style style:name="P60" style:family="paragraph" style:parent-style-name="Table_20_Contents">
      <style:text-properties fo:language="fr" fo:country="FR" fo:font-weight="bold" officeooo:rsid="00f70b2f" officeooo:paragraph-rsid="00f70b2f" style:font-weight-asian="bold" style:font-weight-complex="bold"/>
    </style:style>
    <style:style style:name="P61" style:family="paragraph" style:parent-style-name="Table_20_Contents">
      <style:text-properties fo:language="fr" fo:country="FR" officeooo:rsid="003d877d" officeooo:paragraph-rsid="003e57d0"/>
    </style:style>
    <style:style style:name="P62" style:family="paragraph" style:parent-style-name="Table_20_Contents">
      <style:text-properties fo:language="fr" fo:country="FR" fo:font-weight="normal" officeooo:rsid="002e7e8c" officeooo:paragraph-rsid="00366626" style:font-weight-asian="normal" style:font-weight-complex="normal"/>
    </style:style>
    <style:style style:name="P63" style:family="paragraph" style:parent-style-name="Table_20_Contents">
      <style:text-properties fo:language="fr" fo:country="FR" fo:font-weight="normal" officeooo:rsid="003e8632" officeooo:paragraph-rsid="006ecd6d" style:font-weight-asian="normal" style:font-weight-complex="normal"/>
    </style:style>
    <style:style style:name="P64" style:family="paragraph" style:parent-style-name="Table_20_Contents">
      <style:text-properties fo:language="fr" fo:country="FR" fo:font-weight="normal" officeooo:rsid="00544ba2" officeooo:paragraph-rsid="0038478f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language="fr" fo:country="FR" fo:font-weight="normal" officeooo:rsid="00544ba2" officeooo:paragraph-rsid="00859ffd" style:font-weight-asian="normal" style:font-weight-complex="normal"/>
    </style:style>
    <style:style style:name="P66" style:family="paragraph" style:parent-style-name="Table_20_Contents">
      <style:text-properties fo:language="fr" fo:country="FR" fo:font-weight="normal" officeooo:rsid="0079a444" officeooo:paragraph-rsid="0079a444" style:font-weight-asian="normal" style:font-weight-complex="normal"/>
    </style:style>
    <style:style style:name="P67" style:family="paragraph" style:parent-style-name="Table_20_Contents">
      <style:text-properties fo:language="fr" fo:country="FR" fo:font-weight="normal" officeooo:rsid="00441b4e" officeooo:paragraph-rsid="009f527c" style:font-weight-asian="normal" style:font-weight-complex="normal"/>
    </style:style>
    <style:style style:name="P68" style:family="paragraph" style:parent-style-name="Table_20_Contents">
      <style:text-properties fo:language="fr" fo:country="FR" fo:font-weight="normal" officeooo:rsid="009b5e2d" officeooo:paragraph-rsid="009b5e2d" style:font-weight-asian="normal" style:font-weight-complex="normal"/>
    </style:style>
    <style:style style:name="P69" style:family="paragraph" style:parent-style-name="Table_20_Contents">
      <style:text-properties fo:language="fr" fo:country="FR" fo:font-weight="normal" officeooo:rsid="009bd67f" officeooo:paragraph-rsid="009bd67f" style:font-weight-asian="normal" style:font-weight-complex="normal"/>
    </style:style>
    <style:style style:name="P70" style:family="paragraph" style:parent-style-name="Table_20_Contents">
      <style:text-properties fo:language="fr" fo:country="FR" fo:font-weight="normal" officeooo:rsid="0088aa5a" officeooo:paragraph-rsid="0083d6e2" style:font-weight-asian="normal" style:font-weight-complex="normal"/>
    </style:style>
    <style:style style:name="P71" style:family="paragraph" style:parent-style-name="Table_20_Contents">
      <style:text-properties fo:language="fr" fo:country="FR" fo:font-weight="normal" officeooo:rsid="0088aa5a" officeooo:paragraph-rsid="00b84913" style:font-weight-asian="normal" style:font-weight-complex="normal"/>
    </style:style>
    <style:style style:name="P72" style:family="paragraph" style:parent-style-name="Table_20_Contents">
      <style:text-properties fo:language="fr" fo:country="FR" fo:font-weight="normal" officeooo:rsid="00b65861" officeooo:paragraph-rsid="00b65861" style:font-weight-asian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language="fr" fo:country="FR" fo:font-weight="normal" officeooo:rsid="00d37bd7" officeooo:paragraph-rsid="00d37bd7" style:font-weight-asian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language="fr" fo:country="FR" fo:font-weight="normal" officeooo:rsid="00c140fb" officeooo:paragraph-rsid="00895992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language="fr" fo:country="FR" fo:font-weight="normal" officeooo:rsid="007f1d9f" officeooo:paragraph-rsid="00895992" style:font-weight-asian="normal" style:font-weight-complex="normal"/>
    </style:style>
    <style:style style:name="P76" style:family="paragraph" style:parent-style-name="Table_20_Contents">
      <style:text-properties fo:language="fr" fo:country="FR" fo:font-weight="normal" officeooo:rsid="00b9f0c8" officeooo:paragraph-rsid="00b9f0c8" style:font-weight-asian="normal" style:font-weight-complex="normal"/>
    </style:style>
    <style:style style:name="P77" style:family="paragraph" style:parent-style-name="Table_20_Contents">
      <style:text-properties fo:language="fr" fo:country="FR" fo:font-weight="normal" officeooo:rsid="00b9f0c8" officeooo:paragraph-rsid="00bd53b9" style:font-weight-asian="normal" style:font-weight-complex="normal"/>
    </style:style>
    <style:style style:name="P78" style:family="paragraph" style:parent-style-name="Table_20_Contents">
      <style:text-properties fo:language="fr" fo:country="FR" fo:font-weight="normal" officeooo:rsid="00c6715a" officeooo:paragraph-rsid="009ec7c0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language="fr" fo:country="FR" fo:font-weight="normal" officeooo:rsid="004ae1d1" officeooo:paragraph-rsid="009f79cb" style:font-weight-asian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language="fr" fo:country="FR" fo:font-weight="normal" officeooo:rsid="00366626" officeooo:paragraph-rsid="00aa178a" style:font-weight-asian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language="fr" fo:country="FR" fo:font-weight="normal" officeooo:rsid="00cba1ae" officeooo:paragraph-rsid="00cba1ae" style:font-weight-asian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language="fr" fo:country="FR" fo:font-weight="normal" officeooo:rsid="00a58e68" officeooo:paragraph-rsid="00a58e68" style:font-weight-asian="normal" style:font-weight-complex="normal"/>
    </style:style>
    <style:style style:name="P83" style:family="paragraph" style:parent-style-name="Table_20_Contents">
      <style:text-properties fo:language="fr" fo:country="FR" fo:font-weight="normal" officeooo:rsid="00ac1f44" officeooo:paragraph-rsid="0098e3ed" style:font-weight-asian="normal" style:font-weight-complex="normal"/>
    </style:style>
    <style:style style:name="P84" style:family="paragraph" style:parent-style-name="Table_20_Contents">
      <style:text-properties fo:language="fr" fo:country="FR" fo:font-weight="normal" officeooo:rsid="009be8a8" officeooo:paragraph-rsid="009be8a8" style:font-weight-asian="normal" style:font-weight-complex="normal"/>
    </style:style>
    <style:style style:name="P85" style:family="paragraph" style:parent-style-name="Table_20_Contents">
      <style:text-properties fo:language="fr" fo:country="FR" fo:font-weight="normal" officeooo:rsid="00f07eae" officeooo:paragraph-rsid="00f07eae" style:font-weight-asian="normal" style:font-weight-complex="normal"/>
    </style:style>
    <style:style style:name="P86" style:family="paragraph" style:parent-style-name="Table_20_Contents">
      <style:text-properties fo:language="fr" fo:country="FR" fo:font-weight="normal" officeooo:rsid="00c646bc" officeooo:paragraph-rsid="00c3311d" style:font-weight-asian="normal" style:font-weight-complex="normal"/>
    </style:style>
    <style:style style:name="P87" style:family="paragraph" style:parent-style-name="Table_20_Contents">
      <style:text-properties fo:language="fr" fo:country="FR" officeooo:rsid="0079a444" officeooo:paragraph-rsid="0079a444"/>
    </style:style>
    <style:style style:name="P88" style:family="paragraph" style:parent-style-name="Table_20_Contents">
      <style:text-properties fo:language="fr" fo:country="FR" officeooo:rsid="00473e55" officeooo:paragraph-rsid="009889aa"/>
    </style:style>
    <style:style style:name="P89" style:family="paragraph" style:parent-style-name="Table_20_Contents">
      <style:paragraph-properties fo:text-align="start" style:justify-single-word="false"/>
      <style:text-properties fo:language="fr" fo:country="FR" officeooo:rsid="00432b38" officeooo:paragraph-rsid="0098e3ed"/>
    </style:style>
    <style:style style:name="P90" style:family="paragraph" style:parent-style-name="Table_20_Contents" style:list-style-name="L1">
      <style:text-properties fo:language="fr" fo:country="FR" officeooo:rsid="0022a809" officeooo:paragraph-rsid="0022a809"/>
    </style:style>
    <style:style style:name="P91" style:family="paragraph" style:parent-style-name="Table_20_Contents" style:list-style-name="L1">
      <style:text-properties fo:language="fr" fo:country="FR" officeooo:rsid="0022a809" officeooo:paragraph-rsid="00263cf2"/>
    </style:style>
    <style:style style:name="P92" style:family="paragraph" style:parent-style-name="Table_20_Contents" style:list-style-name="L1">
      <style:text-properties fo:language="fr" fo:country="FR" officeooo:rsid="00236acd" officeooo:paragraph-rsid="00236acd"/>
    </style:style>
    <style:style style:name="P93" style:family="paragraph" style:parent-style-name="Table_20_Contents" style:list-style-name="L1">
      <style:text-properties fo:language="fr" fo:country="FR" officeooo:rsid="0024001f" officeooo:paragraph-rsid="0025ef4e"/>
    </style:style>
    <style:style style:name="P94" style:family="paragraph" style:parent-style-name="Table_20_Contents" style:list-style-name="L1">
      <style:text-properties fo:language="fr" fo:country="FR" officeooo:rsid="0025ef4e" officeooo:paragraph-rsid="00263cf2"/>
    </style:style>
    <style:style style:name="P95" style:family="paragraph" style:parent-style-name="Table_20_Contents" style:list-style-name="L1">
      <style:text-properties fo:language="fr" fo:country="FR" officeooo:rsid="00581849" officeooo:paragraph-rsid="00581849"/>
    </style:style>
    <style:style style:name="P96" style:family="paragraph" style:parent-style-name="Table_20_Contents" style:list-style-name="L1">
      <style:text-properties fo:language="fr" fo:country="FR" officeooo:rsid="00b4ba16" officeooo:paragraph-rsid="00b4ba16"/>
    </style:style>
    <style:style style:name="P97" style:family="paragraph" style:parent-style-name="Table_20_Contents">
      <style:text-properties fo:language="fr" fo:country="FR" fo:font-weight="normal" officeooo:rsid="006abf95" officeooo:paragraph-rsid="006abf95" style:font-weight-asian="normal" style:font-weight-complex="normal"/>
    </style:style>
    <style:style style:name="P98" style:family="paragraph" style:parent-style-name="Table_20_Contents">
      <style:text-properties fo:language="fr" fo:country="FR" fo:font-weight="normal" officeooo:rsid="006ba02b" officeooo:paragraph-rsid="006abf95" style:font-weight-asian="normal" style:font-weight-complex="normal"/>
    </style:style>
    <style:style style:name="P99" style:family="paragraph" style:parent-style-name="Table_20_Contents">
      <style:text-properties fo:language="fr" fo:country="FR" fo:font-weight="normal" officeooo:rsid="00f07eae" officeooo:paragraph-rsid="00f07eae" style:font-weight-asian="normal" style:font-weight-complex="normal"/>
    </style:style>
    <style:style style:name="P100" style:family="paragraph" style:parent-style-name="Table_20_Contents">
      <style:text-properties fo:language="fr" fo:country="FR" fo:font-weight="normal" officeooo:rsid="00ac1f44" officeooo:paragraph-rsid="0098e3ed" style:font-weight-asian="normal" style:font-weight-complex="normal"/>
    </style:style>
    <style:style style:name="P101" style:family="paragraph" style:parent-style-name="Table_20_Contents">
      <style:text-properties fo:language="fr" fo:country="FR" fo:font-weight="normal" officeooo:rsid="00ae6bd5" officeooo:paragraph-rsid="0098e3ed" style:font-weight-asian="normal" style:font-weight-complex="normal"/>
    </style:style>
    <style:style style:name="P102" style:family="paragraph" style:parent-style-name="Table_20_Contents">
      <style:text-properties fo:language="fr" fo:country="FR" fo:font-weight="bold" officeooo:rsid="006ecd6d" officeooo:paragraph-rsid="0083d6e2" style:font-weight-asian="bold" style:font-weight-complex="bold"/>
    </style:style>
    <style:style style:name="P103" style:family="paragraph" style:parent-style-name="Table_20_Contents">
      <style:text-properties fo:language="fr" fo:country="FR" fo:font-weight="bold" officeooo:rsid="00f70b2f" officeooo:paragraph-rsid="00f70b2f" style:font-weight-asian="bold" style:font-weight-complex="bold"/>
    </style:style>
    <style:style style:name="P104" style:family="paragraph" style:parent-style-name="Table_20_Contents">
      <style:text-properties fo:language="fr" fo:country="FR" fo:font-weight="bold" officeooo:rsid="00dc9833" officeooo:paragraph-rsid="00dc9833" style:font-weight-asian="bold" style:font-weight-complex="bold"/>
    </style:style>
    <style:style style:name="P105" style:family="paragraph" style:parent-style-name="Table_20_Contents">
      <style:text-properties fo:language="fr" fo:country="FR" fo:font-weight="bold" officeooo:rsid="00dd0c6e" officeooo:paragraph-rsid="00e03a99" style:font-weight-asian="bold" style:font-weight-complex="bold"/>
    </style:style>
    <style:style style:name="P106" style:family="paragraph" style:parent-style-name="Table_20_Contents">
      <style:text-properties fo:language="fr" fo:country="FR" fo:font-weight="bold" officeooo:rsid="003d877d" officeooo:paragraph-rsid="006031bc" style:font-weight-asian="bold" style:font-weight-complex="bold"/>
    </style:style>
    <style:style style:name="P107" style:family="paragraph" style:parent-style-name="Table_20_Contents">
      <style:text-properties fo:language="fr" fo:country="FR" fo:font-weight="bold" officeooo:rsid="003d877d" officeooo:paragraph-rsid="0068a585" style:font-weight-asian="bold" style:font-weight-complex="bold"/>
    </style:style>
    <style:style style:name="P108" style:family="paragraph" style:parent-style-name="Table_20_Contents">
      <style:text-properties fo:language="fr" fo:country="FR" fo:font-weight="bold" officeooo:rsid="003d13fa" officeooo:paragraph-rsid="006708a5" style:font-weight-asian="bold" style:font-weight-complex="bold"/>
    </style:style>
    <style:style style:name="P109" style:family="paragraph" style:parent-style-name="Table_20_Contents">
      <style:text-properties fo:language="fr" fo:country="FR" fo:font-weight="bold" officeooo:rsid="00366626" officeooo:paragraph-rsid="006ecd6d" style:font-weight-asian="bold" style:font-weight-complex="bold"/>
    </style:style>
    <style:style style:name="P110" style:family="paragraph" style:parent-style-name="Table_20_Contents">
      <style:text-properties fo:language="fr" fo:country="FR" fo:font-weight="bold" officeooo:rsid="00366626" officeooo:paragraph-rsid="007294d8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language="fr" fo:country="FR" fo:font-weight="bold" officeooo:rsid="00d465ff" officeooo:paragraph-rsid="00d465ff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language="fr" fo:country="FR" fo:font-weight="bold" officeooo:rsid="00c0500d" officeooo:paragraph-rsid="00c0500d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language="fr" fo:country="FR" fo:font-weight="bold" officeooo:rsid="004eda50" officeooo:paragraph-rsid="0078b59a" style:font-weight-asian="bold" style:font-weight-complex="bold"/>
    </style:style>
    <style:style style:name="P114" style:family="paragraph" style:parent-style-name="Table_20_Contents">
      <style:text-properties fo:language="fr" fo:country="FR" fo:font-weight="bold" officeooo:rsid="006abf95" officeooo:paragraph-rsid="00758637" style:font-weight-asian="bold" style:font-weight-complex="bold"/>
    </style:style>
    <style:style style:name="P115" style:family="paragraph" style:parent-style-name="Table_20_Contents">
      <style:text-properties fo:language="fr" fo:country="FR" fo:font-weight="bold" officeooo:rsid="00b9f0c8" officeooo:paragraph-rsid="00b9f0c8" style:font-weight-asian="bold" style:font-weight-complex="bold"/>
    </style:style>
    <style:style style:name="P116" style:family="paragraph" style:parent-style-name="Table_20_Contents">
      <style:text-properties fo:language="fr" fo:country="FR" fo:font-weight="bold" officeooo:rsid="0079a444" officeooo:paragraph-rsid="0079a444" style:font-weight-asian="bold" style:font-weight-complex="bold"/>
    </style:style>
    <style:style style:name="P117" style:family="paragraph" style:parent-style-name="Table_20_Contents">
      <style:text-properties fo:language="fr" fo:country="FR" fo:font-weight="bold" officeooo:rsid="00bb2aa4" officeooo:paragraph-rsid="00bd53b9" style:font-weight-asian="bold" style:font-weight-complex="bold"/>
    </style:style>
    <style:style style:name="P118" style:family="paragraph" style:parent-style-name="Table_20_Contents">
      <style:text-properties fo:language="fr" fo:country="FR" fo:font-weight="bold" officeooo:rsid="00ef61aa" officeooo:paragraph-rsid="00ef61aa" style:font-weight-asian="bold" style:font-weight-complex="bold"/>
    </style:style>
    <style:style style:name="P119" style:family="paragraph" style:parent-style-name="Table_20_Contents">
      <style:text-properties fo:language="fr" fo:country="FR" fo:font-weight="bold" officeooo:rsid="00d8e4a9" officeooo:paragraph-rsid="00d8e4a9" style:font-weight-asian="bold" style:font-weight-complex="bold"/>
    </style:style>
    <style:style style:name="P120" style:family="paragraph" style:parent-style-name="Table_20_Contents">
      <style:text-properties fo:language="fr" fo:country="FR" fo:font-weight="bold" officeooo:rsid="00a35825" officeooo:paragraph-rsid="00a35825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fo:language="fr" fo:country="FR" fo:font-weight="bold" officeooo:rsid="009fcf2d" officeooo:paragraph-rsid="00a485c3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language="fr" fo:country="FR" fo:font-weight="bold" officeooo:rsid="00ce7d52" officeooo:paragraph-rsid="00ce7d52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language="fr" fo:country="FR" fo:font-weight="bold" officeooo:rsid="00ce7d52" officeooo:paragraph-rsid="00cff716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language="fr" fo:country="FR" fo:font-weight="bold" officeooo:rsid="0035c6ae" officeooo:paragraph-rsid="00aa178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fo:language="fr" fo:country="FR" fo:font-weight="bold" officeooo:rsid="00a13624" officeooo:paragraph-rsid="00a13624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language="fr" fo:country="FR" fo:font-weight="bold" officeooo:rsid="004ae1d1" officeooo:paragraph-rsid="00a58e68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language="fr" fo:country="FR" fo:font-weight="bold" officeooo:rsid="00c96769" officeooo:paragraph-rsid="00ca635c" style:font-weight-asian="bold" style:font-weight-complex="bold"/>
    </style:style>
    <style:style style:name="P128" style:family="paragraph" style:parent-style-name="Table_20_Contents">
      <style:text-properties fo:language="fr" fo:country="FR" fo:font-weight="bold" officeooo:rsid="00432b38" officeooo:paragraph-rsid="0098e3ed" style:font-weight-asian="bold" style:font-weight-complex="bold"/>
    </style:style>
    <style:style style:name="P129" style:family="paragraph" style:parent-style-name="Table_20_Contents">
      <style:text-properties fo:language="fr" fo:country="FR" fo:font-weight="bold" officeooo:rsid="00c94a43" officeooo:paragraph-rsid="00c94a43" style:font-weight-asian="bold" style:font-weight-complex="bold"/>
    </style:style>
    <style:style style:name="P130" style:family="paragraph" style:parent-style-name="Table_20_Contents">
      <style:text-properties fo:language="fr" fo:country="FR" fo:font-weight="bold" officeooo:rsid="00ae6bd5" officeooo:paragraph-rsid="00ae6bd5" style:font-weight-asian="bold" style:font-weight-complex="bold"/>
    </style:style>
    <style:style style:name="P131" style:family="paragraph" style:parent-style-name="Table_20_Contents">
      <style:text-properties fo:language="fr" fo:country="FR" fo:font-weight="bold" officeooo:rsid="004cc5f5" officeooo:paragraph-rsid="0098e3ed" style:font-weight-asian="bold" style:font-weight-complex="bold"/>
    </style:style>
    <style:style style:name="P132" style:family="paragraph" style:parent-style-name="Table_20_Contents">
      <style:text-properties fo:language="fr" fo:country="FR" fo:font-weight="bold" officeooo:rsid="00488762" officeooo:paragraph-rsid="009889aa" style:font-weight-asian="bold" style:font-weight-complex="bold"/>
    </style:style>
    <style:style style:name="P133" style:family="paragraph" style:parent-style-name="Table_20_Contents">
      <style:text-properties fo:language="fr" fo:country="FR" fo:font-weight="bold" officeooo:rsid="009b5e2d" officeooo:paragraph-rsid="009b5e2d" style:font-weight-asian="bold" style:font-weight-complex="bold"/>
    </style:style>
    <style:style style:name="P134" style:family="paragraph" style:parent-style-name="Table_20_Contents">
      <style:text-properties fo:language="fr" fo:country="FR" fo:font-weight="bold" officeooo:rsid="00c7c883" officeooo:paragraph-rsid="00c7c883" style:font-weight-asian="bold" style:font-weight-complex="bold"/>
    </style:style>
    <style:style style:name="P135" style:family="paragraph" style:parent-style-name="Table_20_Contents">
      <style:text-properties fo:language="fr" fo:country="FR" fo:font-weight="bold" officeooo:rsid="012221a7" officeooo:paragraph-rsid="012221a7" style:font-weight-asian="bold" style:font-weight-complex="bold"/>
    </style:style>
    <style:style style:name="P136" style:family="paragraph" style:parent-style-name="Table_20_Contents">
      <style:text-properties fo:language="fr" fo:country="FR" fo:font-weight="bold" officeooo:rsid="0125035f" officeooo:paragraph-rsid="0125035f" style:font-weight-asian="bold" style:font-weight-complex="bold"/>
    </style:style>
    <style:style style:name="P137" style:family="paragraph" style:parent-style-name="Table_20_Contents">
      <style:text-properties fo:language="fr" fo:country="FR" fo:font-weight="bold" officeooo:rsid="0127f974" officeooo:paragraph-rsid="0127f974" style:font-weight-asian="bold" style:font-weight-complex="bold"/>
    </style:style>
    <style:style style:name="P138" style:family="paragraph" style:parent-style-name="Table_20_Contents">
      <style:text-properties fo:language="fr" fo:country="FR" fo:font-weight="bold" officeooo:rsid="0128f51f" officeooo:paragraph-rsid="0128f51f" style:font-weight-asian="bold" style:font-weight-complex="bold"/>
    </style:style>
    <style:style style:name="P139" style:family="paragraph" style:parent-style-name="Table_20_Contents">
      <style:text-properties fo:language="fr" fo:country="FR" fo:font-weight="bold" officeooo:rsid="0136a7a3" officeooo:paragraph-rsid="0136a7a3" style:font-weight-asian="bold" style:font-weight-complex="bold"/>
    </style:style>
    <style:style style:name="P140" style:family="paragraph" style:parent-style-name="Table_20_Contents">
      <style:text-properties fo:language="fr" fo:country="FR" fo:font-weight="bold" officeooo:rsid="013e3fe0" officeooo:paragraph-rsid="013e3fe0" style:font-weight-asian="bold" style:font-weight-complex="bold"/>
    </style:style>
    <style:style style:name="P141" style:family="paragraph" style:parent-style-name="Table_20_Contents">
      <style:text-properties fo:language="fr" fo:country="FR" officeooo:rsid="0020db9a" officeooo:paragraph-rsid="0083709a"/>
    </style:style>
    <style:style style:name="P142" style:family="paragraph" style:parent-style-name="Table_20_Contents">
      <style:text-properties fo:language="fr" fo:country="FR" officeooo:rsid="0020db9a" officeooo:paragraph-rsid="0020db9a"/>
    </style:style>
    <style:style style:name="P143" style:family="paragraph" style:parent-style-name="Table_20_Contents">
      <style:text-properties fo:language="fr" fo:country="FR" officeooo:rsid="0020db9a" officeooo:paragraph-rsid="0058f763"/>
    </style:style>
    <style:style style:name="P144" style:family="paragraph" style:parent-style-name="Table_20_Contents">
      <style:text-properties fo:language="fr" fo:country="FR" officeooo:rsid="0020db9a" officeooo:paragraph-rsid="0035313d"/>
    </style:style>
    <style:style style:name="P145" style:family="paragraph" style:parent-style-name="Table_20_Contents">
      <style:text-properties fo:language="fr" fo:country="FR" officeooo:rsid="0020db9a" officeooo:paragraph-rsid="003bd323"/>
    </style:style>
    <style:style style:name="P146" style:family="paragraph" style:parent-style-name="Table_20_Contents">
      <style:text-properties fo:language="fr" fo:country="FR" officeooo:rsid="0020db9a" officeooo:paragraph-rsid="004e4359"/>
    </style:style>
    <style:style style:name="P147" style:family="paragraph" style:parent-style-name="Table_20_Contents">
      <style:text-properties fo:language="fr" fo:country="FR" officeooo:rsid="0020db9a" officeooo:paragraph-rsid="00983cb5"/>
    </style:style>
    <style:style style:name="P148" style:family="paragraph" style:parent-style-name="Table_20_Contents">
      <style:text-properties fo:language="fr" fo:country="FR" officeooo:rsid="002e7e8c" officeooo:paragraph-rsid="00366626"/>
    </style:style>
    <style:style style:name="P149" style:family="paragraph" style:parent-style-name="Table_20_Contents">
      <style:text-properties fo:language="fr" fo:country="FR" officeooo:rsid="0079a444" officeooo:paragraph-rsid="0079a444"/>
    </style:style>
    <style:style style:name="P150" style:family="paragraph" style:parent-style-name="Table_20_Contents">
      <style:text-properties fo:language="fr" fo:country="FR" officeooo:rsid="0049bf7b" officeooo:paragraph-rsid="0058f763"/>
    </style:style>
    <style:style style:name="P151" style:family="paragraph" style:parent-style-name="Table_20_Contents">
      <style:paragraph-properties fo:text-align="start" style:justify-single-word="false"/>
      <style:text-properties fo:language="fr" fo:country="FR" officeooo:rsid="00432b38" officeooo:paragraph-rsid="0098e3ed"/>
    </style:style>
    <style:style style:name="P152" style:family="paragraph" style:parent-style-name="Table_20_Contents">
      <style:text-properties fo:language="fr" fo:country="FR" officeooo:rsid="00473e55" officeooo:paragraph-rsid="009889aa"/>
    </style:style>
    <style:style style:name="P153" style:family="paragraph" style:parent-style-name="Table_20_Contents">
      <style:text-properties fo:language="fr" fo:country="FR" officeooo:rsid="0135e14e" officeooo:paragraph-rsid="0135e14e"/>
    </style:style>
    <style:style style:name="P154" style:family="paragraph" style:parent-style-name="Table_20_Contents">
      <style:text-properties fo:language="fr" fo:country="FR" officeooo:rsid="0135e14e" officeooo:paragraph-rsid="0135ebe3"/>
    </style:style>
    <style:style style:name="P155" style:family="paragraph" style:parent-style-name="Table_20_Contents">
      <style:text-properties fo:language="fr" fo:country="FR" officeooo:rsid="0135e14e" officeooo:paragraph-rsid="0136a7a3"/>
    </style:style>
    <style:style style:name="P156" style:family="paragraph" style:parent-style-name="Table_20_Contents">
      <style:text-properties fo:language="fr" fo:country="FR" officeooo:rsid="0135e14e" officeooo:paragraph-rsid="01386046"/>
    </style:style>
    <style:style style:name="P157" style:family="paragraph" style:parent-style-name="Table_20_Contents">
      <style:text-properties fo:language="fr" fo:country="FR" officeooo:rsid="0135e14e" officeooo:paragraph-rsid="01387c4c"/>
    </style:style>
    <style:style style:name="P158" style:family="paragraph" style:parent-style-name="Table_20_Contents">
      <style:text-properties fo:language="fr" fo:country="FR" officeooo:rsid="0135e14e" officeooo:paragraph-rsid="013a4d30"/>
    </style:style>
    <style:style style:name="P159" style:family="paragraph" style:parent-style-name="Table_20_Contents">
      <style:text-properties fo:language="fr" fo:country="FR" officeooo:rsid="0135e14e" officeooo:paragraph-rsid="013af73b"/>
    </style:style>
    <style:style style:name="P160" style:family="paragraph" style:parent-style-name="Table_20_Contents">
      <style:text-properties fo:language="fr" fo:country="FR" officeooo:rsid="0135e14e" officeooo:paragraph-rsid="013b3fb9"/>
    </style:style>
    <style:style style:name="P161" style:family="paragraph" style:parent-style-name="Table_20_Contents">
      <style:text-properties fo:language="fr" fo:country="FR" officeooo:rsid="0135e14e" officeooo:paragraph-rsid="013c4231"/>
    </style:style>
    <style:style style:name="P162" style:family="paragraph" style:parent-style-name="Table_20_Contents">
      <style:text-properties fo:language="fr" fo:country="FR" officeooo:rsid="0135e14e" officeooo:paragraph-rsid="013e3fe0"/>
    </style:style>
    <style:style style:name="P163" style:family="paragraph" style:parent-style-name="Table_20_Contents">
      <style:text-properties fo:language="fr" fo:country="FR" officeooo:rsid="0135e14e" officeooo:paragraph-rsid="013e6a1b"/>
    </style:style>
    <style:style style:name="P164" style:family="paragraph" style:parent-style-name="Table_20_Contents">
      <style:text-properties fo:language="fr" fo:country="FR" officeooo:rsid="0135e14e" officeooo:paragraph-rsid="013f8911"/>
    </style:style>
    <style:style style:name="P165" style:family="paragraph" style:parent-style-name="Table_20_Contents">
      <style:text-properties fo:language="fr" fo:country="FR" officeooo:rsid="0135e14e" officeooo:paragraph-rsid="0140fbbc"/>
    </style:style>
    <style:style style:name="T1" style:family="text">
      <style:text-properties officeooo:rsid="00263c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200d0" style:font-weight-asian="bold" style:font-weight-complex="bold"/>
    </style:style>
    <style:style style:name="T4" style:family="text">
      <style:text-properties fo:font-weight="bold" officeooo:rsid="002dd5a9" style:font-weight-asian="bold" style:font-weight-complex="bold"/>
    </style:style>
    <style:style style:name="T5" style:family="text">
      <style:text-properties fo:font-weight="bold" officeooo:rsid="00522f9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d5a9" style:font-weight-asian="normal" style:font-weight-complex="normal"/>
    </style:style>
    <style:style style:name="T8" style:family="text">
      <style:text-properties fo:font-weight="normal" officeooo:rsid="0032ac60" style:font-weight-asian="normal" style:font-weight-complex="normal"/>
    </style:style>
    <style:style style:name="T9" style:family="text">
      <style:text-properties fo:font-weight="normal" officeooo:rsid="003e57d0" style:font-weight-asian="normal" style:font-weight-complex="normal"/>
    </style:style>
    <style:style style:name="T10" style:family="text">
      <style:text-properties fo:font-weight="normal" officeooo:rsid="00441b4e" style:font-weight-asian="normal" style:font-weight-complex="normal"/>
    </style:style>
    <style:style style:name="T11" style:family="text">
      <style:text-properties fo:font-weight="normal" officeooo:rsid="004fcc41" style:font-weight-asian="normal" style:font-weight-complex="normal"/>
    </style:style>
    <style:style style:name="T12" style:family="text">
      <style:text-properties fo:font-weight="normal" officeooo:rsid="00519691" style:font-weight-asian="normal" style:font-weight-complex="normal"/>
    </style:style>
    <style:style style:name="T13" style:family="text">
      <style:text-properties fo:font-weight="normal" officeooo:rsid="00562c3f" style:font-weight-asian="normal" style:font-weight-complex="normal"/>
    </style:style>
    <style:style style:name="T14" style:family="text">
      <style:text-properties fo:font-weight="normal" officeooo:rsid="005daced" style:font-weight-asian="normal" style:font-weight-complex="normal"/>
    </style:style>
    <style:style style:name="T15" style:family="text">
      <style:text-properties fo:font-weight="normal" officeooo:rsid="005ebc4c" style:font-weight-asian="normal" style:font-weight-complex="normal"/>
    </style:style>
    <style:style style:name="T16" style:family="text">
      <style:text-properties fo:font-weight="normal" officeooo:rsid="00617d23" style:font-weight-asian="normal" style:font-weight-complex="normal"/>
    </style:style>
    <style:style style:name="T17" style:family="text">
      <style:text-properties fo:font-weight="normal" officeooo:rsid="0061f90f" style:font-weight-asian="normal" style:font-weight-complex="normal"/>
    </style:style>
    <style:style style:name="T18" style:family="text">
      <style:text-properties fo:font-weight="normal" officeooo:rsid="00630a1a" style:font-weight-asian="normal" style:font-weight-complex="normal"/>
    </style:style>
    <style:style style:name="T19" style:family="text">
      <style:text-properties fo:font-weight="normal" officeooo:rsid="0066a02a" style:font-weight-asian="normal" style:font-weight-complex="normal"/>
    </style:style>
    <style:style style:name="T20" style:family="text">
      <style:text-properties fo:font-weight="normal" officeooo:rsid="0068a585" style:font-weight-asian="normal" style:font-weight-complex="normal"/>
    </style:style>
    <style:style style:name="T21" style:family="text">
      <style:text-properties fo:font-weight="normal" officeooo:rsid="006ba02b" style:font-weight-asian="normal" style:font-weight-complex="normal"/>
    </style:style>
    <style:style style:name="T22" style:family="text">
      <style:text-properties fo:font-weight="normal" officeooo:rsid="003e8632" style:font-weight-asian="normal" style:font-weight-complex="normal"/>
    </style:style>
    <style:style style:name="T23" style:family="text">
      <style:text-properties fo:font-weight="normal" officeooo:rsid="00544ba2" style:font-weight-asian="normal" style:font-weight-complex="normal"/>
    </style:style>
    <style:style style:name="T24" style:family="text">
      <style:text-properties fo:font-weight="normal" officeooo:rsid="0071a318" style:font-weight-asian="normal" style:font-weight-complex="normal"/>
    </style:style>
    <style:style style:name="T25" style:family="text">
      <style:text-properties fo:font-weight="normal" officeooo:rsid="00758637" style:font-weight-asian="normal" style:font-weight-complex="normal"/>
    </style:style>
    <style:style style:name="T26" style:family="text">
      <style:text-properties fo:font-weight="normal" officeooo:rsid="007779f6" style:font-weight-asian="normal" style:font-weight-complex="normal"/>
    </style:style>
    <style:style style:name="T27" style:family="text">
      <style:text-properties fo:font-weight="normal" officeooo:rsid="007d15a8" style:font-weight-asian="normal" style:font-weight-complex="normal"/>
    </style:style>
    <style:style style:name="T28" style:family="text">
      <style:text-properties fo:font-weight="normal" officeooo:rsid="007f1d9f" style:font-weight-asian="normal" style:font-weight-complex="normal"/>
    </style:style>
    <style:style style:name="T29" style:family="text">
      <style:text-properties fo:font-weight="normal" officeooo:rsid="0080388f" style:font-weight-asian="normal" style:font-weight-complex="normal"/>
    </style:style>
    <style:style style:name="T30" style:family="text">
      <style:text-properties fo:font-weight="normal" officeooo:rsid="0088aa5a" style:font-weight-asian="normal" style:font-weight-complex="normal"/>
    </style:style>
    <style:style style:name="T31" style:family="text">
      <style:text-properties fo:font-weight="normal" officeooo:rsid="00895992" style:font-weight-asian="normal" style:font-weight-complex="normal"/>
    </style:style>
    <style:style style:name="T32" style:family="text">
      <style:text-properties fo:font-weight="normal" officeooo:rsid="008ae9a5" style:font-weight-asian="normal" style:font-weight-complex="normal"/>
    </style:style>
    <style:style style:name="T33" style:family="text">
      <style:text-properties fo:font-weight="normal" officeooo:rsid="008de4e7" style:font-weight-asian="normal" style:font-weight-complex="normal"/>
    </style:style>
    <style:style style:name="T34" style:family="text">
      <style:text-properties fo:font-weight="normal" officeooo:rsid="00522f9a" style:font-weight-asian="normal" style:font-weight-complex="normal"/>
    </style:style>
    <style:style style:name="T35" style:family="text">
      <style:text-properties fo:font-weight="normal" officeooo:rsid="003a1187" style:font-weight-asian="normal" style:font-weight-complex="normal"/>
    </style:style>
    <style:style style:name="T36" style:family="text">
      <style:text-properties fo:font-weight="normal" officeooo:rsid="00366626" style:font-weight-asian="normal" style:font-weight-complex="normal"/>
    </style:style>
    <style:style style:name="T37" style:family="text">
      <style:text-properties fo:font-weight="normal" officeooo:rsid="00944f76" style:font-weight-asian="normal" style:font-weight-complex="normal"/>
    </style:style>
    <style:style style:name="T38" style:family="text">
      <style:text-properties fo:font-weight="normal" officeooo:rsid="005cb4ef" style:font-weight-asian="normal" style:font-weight-complex="normal"/>
    </style:style>
    <style:style style:name="T39" style:family="text">
      <style:text-properties fo:font-weight="normal" officeooo:rsid="00983cb5" style:font-weight-asian="normal" style:font-weight-complex="normal"/>
    </style:style>
    <style:style style:name="T40" style:family="text">
      <style:text-properties fo:font-weight="normal" officeooo:rsid="005200d0" style:font-weight-asian="normal" style:font-weight-complex="normal"/>
    </style:style>
    <style:style style:name="T41" style:family="text">
      <style:text-properties fo:font-weight="normal" officeooo:rsid="009c9c10" style:font-weight-asian="normal" style:font-weight-complex="normal"/>
    </style:style>
    <style:style style:name="T42" style:family="text">
      <style:text-properties fo:font-weight="normal" officeooo:rsid="00a58e68" style:font-weight-asian="normal" style:font-weight-complex="normal"/>
    </style:style>
    <style:style style:name="T43" style:family="text">
      <style:text-properties fo:font-weight="normal" officeooo:rsid="00ab2f5b" style:font-weight-asian="normal" style:font-weight-complex="normal"/>
    </style:style>
    <style:style style:name="T44" style:family="text">
      <style:text-properties fo:font-weight="normal" officeooo:rsid="00ac1f44" style:font-weight-asian="normal" style:font-weight-complex="normal"/>
    </style:style>
    <style:style style:name="T45" style:family="text">
      <style:text-properties fo:font-weight="normal" officeooo:rsid="00ac48ad" style:font-weight-asian="normal" style:font-weight-complex="normal"/>
    </style:style>
    <style:style style:name="T46" style:family="text">
      <style:text-properties fo:font-weight="normal" officeooo:rsid="00ada71d" style:font-weight-asian="normal" style:font-weight-complex="normal"/>
    </style:style>
    <style:style style:name="T47" style:family="text">
      <style:text-properties fo:font-weight="normal" officeooo:rsid="00ae6bd5" style:font-weight-asian="normal" style:font-weight-complex="normal"/>
    </style:style>
    <style:style style:name="T48" style:family="text">
      <style:text-properties fo:font-weight="normal" officeooo:rsid="00b043c8" style:font-weight-asian="normal" style:font-weight-complex="normal"/>
    </style:style>
    <style:style style:name="T49" style:family="text">
      <style:text-properties fo:font-weight="normal" officeooo:rsid="00b2f615" style:font-weight-asian="normal" style:font-weight-complex="normal"/>
    </style:style>
    <style:style style:name="T50" style:family="text">
      <style:text-properties fo:font-weight="normal" officeooo:rsid="00b8be48" style:font-weight-asian="normal" style:font-weight-complex="normal"/>
    </style:style>
    <style:style style:name="T51" style:family="text">
      <style:text-properties fo:font-weight="normal" officeooo:rsid="00bb2aa4" style:font-weight-asian="normal" style:font-weight-complex="normal"/>
    </style:style>
    <style:style style:name="T52" style:family="text">
      <style:text-properties fo:font-weight="normal" officeooo:rsid="00bf5284" style:font-weight-asian="normal" style:font-weight-complex="normal"/>
    </style:style>
    <style:style style:name="T53" style:family="text">
      <style:text-properties fo:font-weight="normal" officeooo:rsid="00bf9f25" style:font-weight-asian="normal" style:font-weight-complex="normal"/>
    </style:style>
    <style:style style:name="T54" style:family="text">
      <style:text-properties fo:font-weight="normal" officeooo:rsid="00c140fb" style:font-weight-asian="normal" style:font-weight-complex="normal"/>
    </style:style>
    <style:style style:name="T55" style:family="text">
      <style:text-properties fo:font-weight="normal" officeooo:rsid="00c646bc" style:font-weight-asian="normal" style:font-weight-complex="normal"/>
    </style:style>
    <style:style style:name="T56" style:family="text">
      <style:text-properties fo:font-weight="normal" officeooo:rsid="00c6715a" style:font-weight-asian="normal" style:font-weight-complex="normal"/>
    </style:style>
    <style:style style:name="T57" style:family="text">
      <style:text-properties fo:font-weight="normal" officeooo:rsid="00ccfed2" style:font-weight-asian="normal" style:font-weight-complex="normal"/>
    </style:style>
    <style:style style:name="T58" style:family="text">
      <style:text-properties fo:font-weight="normal" officeooo:rsid="00dd76ea" style:font-weight-asian="normal" style:font-weight-complex="normal"/>
    </style:style>
    <style:style style:name="T59" style:family="text">
      <style:text-properties fo:font-weight="normal" officeooo:rsid="00df2675" style:font-weight-asian="normal" style:font-weight-complex="normal"/>
    </style:style>
    <style:style style:name="T60" style:family="text">
      <style:text-properties fo:font-weight="normal" officeooo:rsid="00dfc6a5" style:font-weight-asian="normal" style:font-weight-complex="normal"/>
    </style:style>
    <style:style style:name="T61" style:family="text">
      <style:text-properties fo:font-weight="normal" officeooo:rsid="00e03a99" style:font-weight-asian="normal" style:font-weight-complex="normal"/>
    </style:style>
    <style:style style:name="T62" style:family="text">
      <style:text-properties fo:font-weight="normal" officeooo:rsid="00e0bfef" style:font-weight-asian="normal" style:font-weight-complex="normal"/>
    </style:style>
    <style:style style:name="T63" style:family="text">
      <style:text-properties fo:font-weight="normal" officeooo:rsid="00e0de06" style:font-weight-asian="normal" style:font-weight-complex="normal"/>
    </style:style>
    <style:style style:name="T64" style:family="text">
      <style:text-properties fo:font-weight="normal" officeooo:rsid="00e2eca8" style:font-weight-asian="normal" style:font-weight-complex="normal"/>
    </style:style>
    <style:style style:name="T65" style:family="text">
      <style:text-properties fo:font-weight="normal" officeooo:rsid="00e452c7" style:font-weight-asian="normal" style:font-weight-complex="normal"/>
    </style:style>
    <style:style style:name="T66" style:family="text">
      <style:text-properties fo:font-weight="normal" officeooo:rsid="00e55388" style:font-weight-asian="normal" style:font-weight-complex="normal"/>
    </style:style>
    <style:style style:name="T67" style:family="text">
      <style:text-properties fo:font-weight="normal" officeooo:rsid="00e73af3" style:font-weight-asian="normal" style:font-weight-complex="normal"/>
    </style:style>
    <style:style style:name="T68" style:family="text">
      <style:text-properties fo:font-weight="normal" officeooo:rsid="00e77cb1" style:font-weight-asian="normal" style:font-weight-complex="normal"/>
    </style:style>
    <style:style style:name="T69" style:family="text">
      <style:text-properties fo:font-weight="normal" officeooo:rsid="00eac406" style:font-weight-asian="normal" style:font-weight-complex="normal"/>
    </style:style>
    <style:style style:name="T70" style:family="text">
      <style:text-properties fo:font-weight="normal" officeooo:rsid="00edc88a" style:font-weight-asian="normal" style:font-weight-complex="normal"/>
    </style:style>
    <style:style style:name="T71" style:family="text">
      <style:text-properties fo:font-weight="normal" officeooo:rsid="00f37bfa" style:font-weight-asian="normal" style:font-weight-complex="normal"/>
    </style:style>
    <style:style style:name="T72" style:family="text">
      <style:text-properties fo:font-weight="normal" officeooo:rsid="00f486d5" style:font-weight-asian="normal" style:font-weight-complex="normal"/>
    </style:style>
    <style:style style:name="T73" style:family="text">
      <style:text-properties fo:font-weight="normal" officeooo:rsid="00f600c4" style:font-weight-asian="normal" style:font-weight-complex="normal"/>
    </style:style>
    <style:style style:name="T74" style:family="text">
      <style:text-properties fo:font-weight="normal" officeooo:rsid="00f8b683" style:font-weight-asian="normal" style:font-weight-complex="normal"/>
    </style:style>
    <style:style style:name="T75" style:family="text">
      <style:text-properties fo:font-weight="normal" officeooo:rsid="00fa9d2f" style:font-weight-asian="normal" style:font-weight-complex="normal"/>
    </style:style>
    <style:style style:name="T76" style:family="text">
      <style:text-properties fo:font-weight="normal" officeooo:rsid="00faa022" style:font-weight-asian="normal" style:font-weight-complex="normal"/>
    </style:style>
    <style:style style:name="T77" style:family="text">
      <style:text-properties fo:font-weight="normal" officeooo:rsid="00fc646a" style:font-weight-asian="normal" style:font-weight-complex="normal"/>
    </style:style>
    <style:style style:name="T78" style:family="text">
      <style:text-properties fo:font-weight="normal" officeooo:rsid="00fe3bd8" style:font-weight-asian="normal" style:font-weight-complex="normal"/>
    </style:style>
    <style:style style:name="T79" style:family="text">
      <style:text-properties fo:font-weight="normal" officeooo:rsid="0101568f" style:font-weight-asian="normal" style:font-weight-complex="normal"/>
    </style:style>
    <style:style style:name="T80" style:family="text">
      <style:text-properties fo:font-weight="normal" officeooo:rsid="010455c8" style:font-weight-asian="normal" style:font-weight-complex="normal"/>
    </style:style>
    <style:style style:name="T81" style:family="text">
      <style:text-properties fo:font-weight="normal" officeooo:rsid="01046193" style:font-weight-asian="normal" style:font-weight-complex="normal"/>
    </style:style>
    <style:style style:name="T82" style:family="text">
      <style:text-properties fo:font-weight="normal" officeooo:rsid="0105a9c4" style:font-weight-asian="normal" style:font-weight-complex="normal"/>
    </style:style>
    <style:style style:name="T83" style:family="text">
      <style:text-properties fo:font-weight="normal" officeooo:rsid="0105ddf5" style:font-weight-asian="normal" style:font-weight-complex="normal"/>
    </style:style>
    <style:style style:name="T84" style:family="text">
      <style:text-properties fo:font-weight="normal" officeooo:rsid="0106ef10" style:font-weight-asian="normal" style:font-weight-complex="normal"/>
    </style:style>
    <style:style style:name="T85" style:family="text">
      <style:text-properties fo:font-weight="normal" officeooo:rsid="01073938" style:font-weight-asian="normal" style:font-weight-complex="normal"/>
    </style:style>
    <style:style style:name="T86" style:family="text">
      <style:text-properties fo:font-weight="normal" officeooo:rsid="010adef2" style:font-weight-asian="normal" style:font-weight-complex="normal"/>
    </style:style>
    <style:style style:name="T87" style:family="text">
      <style:text-properties fo:font-weight="normal" officeooo:rsid="010bdd1f" style:font-weight-asian="normal" style:font-weight-complex="normal"/>
    </style:style>
    <style:style style:name="T88" style:family="text">
      <style:text-properties fo:font-weight="normal" officeooo:rsid="010c5cf9" style:font-weight-asian="normal" style:font-weight-complex="normal"/>
    </style:style>
    <style:style style:name="T89" style:family="text">
      <style:text-properties fo:font-weight="normal" officeooo:rsid="010d1eda" style:font-weight-asian="normal" style:font-weight-complex="normal"/>
    </style:style>
    <style:style style:name="T90" style:family="text">
      <style:text-properties fo:font-weight="normal" officeooo:rsid="010d2a82" style:font-weight-asian="normal" style:font-weight-complex="normal"/>
    </style:style>
    <style:style style:name="T91" style:family="text">
      <style:text-properties fo:font-weight="normal" officeooo:rsid="010edb3c" style:font-weight-asian="normal" style:font-weight-complex="normal"/>
    </style:style>
    <style:style style:name="T92" style:family="text">
      <style:text-properties fo:font-weight="normal" officeooo:rsid="010f688f" style:font-weight-asian="normal" style:font-weight-complex="normal"/>
    </style:style>
    <style:style style:name="T93" style:family="text">
      <style:text-properties fo:font-weight="normal" officeooo:rsid="010fd3ca" style:font-weight-asian="normal" style:font-weight-complex="normal"/>
    </style:style>
    <style:style style:name="T94" style:family="text">
      <style:text-properties fo:font-weight="normal" officeooo:rsid="01105f29" style:font-weight-asian="normal" style:font-weight-complex="normal"/>
    </style:style>
    <style:style style:name="T95" style:family="text">
      <style:text-properties fo:font-weight="normal" officeooo:rsid="0110f365" style:font-weight-asian="normal" style:font-weight-complex="normal"/>
    </style:style>
    <style:style style:name="T96" style:family="text">
      <style:text-properties fo:font-weight="normal" officeooo:rsid="0112da1a" style:font-weight-asian="normal" style:font-weight-complex="normal"/>
    </style:style>
    <style:style style:name="T97" style:family="text">
      <style:text-properties fo:font-weight="normal" officeooo:rsid="01149e1f" style:font-weight-asian="normal" style:font-weight-complex="normal"/>
    </style:style>
    <style:style style:name="T98" style:family="text">
      <style:text-properties fo:font-weight="normal" officeooo:rsid="0115d781" style:font-weight-asian="normal" style:font-weight-complex="normal"/>
    </style:style>
    <style:style style:name="T99" style:family="text">
      <style:text-properties fo:font-weight="normal" officeooo:rsid="0116e900" style:font-weight-asian="normal" style:font-weight-complex="normal"/>
    </style:style>
    <style:style style:name="T100" style:family="text">
      <style:text-properties fo:font-weight="normal" officeooo:rsid="01183d07" style:font-weight-asian="normal" style:font-weight-complex="normal"/>
    </style:style>
    <style:style style:name="T101" style:family="text">
      <style:text-properties fo:font-weight="normal" officeooo:rsid="011975a7" style:font-weight-asian="normal" style:font-weight-complex="normal"/>
    </style:style>
    <style:style style:name="T102" style:family="text">
      <style:text-properties fo:font-weight="normal" officeooo:rsid="0119cfa2" style:font-weight-asian="normal" style:font-weight-complex="normal"/>
    </style:style>
    <style:style style:name="T103" style:family="text">
      <style:text-properties fo:font-weight="normal" officeooo:rsid="011b0512" style:font-weight-asian="normal" style:font-weight-complex="normal"/>
    </style:style>
    <style:style style:name="T104" style:family="text">
      <style:text-properties fo:font-weight="normal" officeooo:rsid="011b679b" style:font-weight-asian="normal" style:font-weight-complex="normal"/>
    </style:style>
    <style:style style:name="T105" style:family="text">
      <style:text-properties fo:font-weight="normal" officeooo:rsid="011daef1" style:font-weight-asian="normal" style:font-weight-complex="normal"/>
    </style:style>
    <style:style style:name="T106" style:family="text">
      <style:text-properties fo:font-weight="normal" officeooo:rsid="011f36af" style:font-weight-asian="normal" style:font-weight-complex="normal"/>
    </style:style>
    <style:style style:name="T107" style:family="text">
      <style:text-properties fo:font-weight="normal" officeooo:rsid="012108e3" style:font-weight-asian="normal" style:font-weight-complex="normal"/>
    </style:style>
    <style:style style:name="T108" style:family="text">
      <style:text-properties fo:font-weight="normal" officeooo:rsid="0123803a" style:font-weight-asian="normal" style:font-weight-complex="normal"/>
    </style:style>
    <style:style style:name="T109" style:family="text">
      <style:text-properties fo:font-weight="normal" officeooo:rsid="01261b43" style:font-weight-asian="normal" style:font-weight-complex="normal"/>
    </style:style>
    <style:style style:name="T110" style:family="text">
      <style:text-properties fo:font-weight="normal" officeooo:rsid="01275a3f" style:font-weight-asian="normal" style:font-weight-complex="normal"/>
    </style:style>
    <style:style style:name="T111" style:family="text">
      <style:text-properties fo:font-weight="normal" officeooo:rsid="0127f974" style:font-weight-asian="normal" style:font-weight-complex="normal"/>
    </style:style>
    <style:style style:name="T112" style:family="text">
      <style:text-properties fo:font-weight="normal" officeooo:rsid="0128f51f" style:font-weight-asian="normal" style:font-weight-complex="normal"/>
    </style:style>
    <style:style style:name="T113" style:family="text">
      <style:text-properties fo:font-weight="normal" officeooo:rsid="012a95ad" style:font-weight-asian="normal" style:font-weight-complex="normal"/>
    </style:style>
    <style:style style:name="T114" style:family="text">
      <style:text-properties fo:font-weight="normal" officeooo:rsid="012c8cca" style:font-weight-asian="normal" style:font-weight-complex="normal"/>
    </style:style>
    <style:style style:name="T115" style:family="text">
      <style:text-properties fo:font-weight="normal" officeooo:rsid="012e4941" style:font-weight-asian="normal" style:font-weight-complex="normal"/>
    </style:style>
    <style:style style:name="T116" style:family="text">
      <style:text-properties fo:font-weight="normal" officeooo:rsid="012fc3b2" style:font-weight-asian="normal" style:font-weight-complex="normal"/>
    </style:style>
    <style:style style:name="T117" style:family="text">
      <style:text-properties fo:font-weight="normal" officeooo:rsid="0130eca9" style:font-weight-asian="normal" style:font-weight-complex="normal"/>
    </style:style>
    <style:style style:name="T118" style:family="text">
      <style:text-properties fo:font-weight="normal" officeooo:rsid="01325f79" style:font-weight-asian="normal" style:font-weight-complex="normal"/>
    </style:style>
    <style:style style:name="T119" style:family="text">
      <style:text-properties fo:font-weight="normal" officeooo:rsid="0132e1ed" style:font-weight-asian="normal" style:font-weight-complex="normal"/>
    </style:style>
    <style:style style:name="T120" style:family="text">
      <style:text-properties fo:font-weight="normal" officeooo:rsid="013c4231" style:font-weight-asian="normal" style:font-weight-complex="normal"/>
    </style:style>
    <style:style style:name="T121" style:family="text">
      <style:text-properties fo:font-weight="normal" officeooo:rsid="013b3fb9" style:font-weight-asian="normal" style:font-weight-complex="normal"/>
    </style:style>
    <style:style style:name="T122" style:family="text">
      <style:text-properties fo:font-weight="normal" officeooo:rsid="013e3fe0" style:font-weight-asian="normal" style:font-weight-complex="normal"/>
    </style:style>
    <style:style style:name="T123" style:family="text">
      <style:text-properties fo:font-weight="normal" officeooo:rsid="013e6a1b" style:font-weight-asian="normal" style:font-weight-complex="normal"/>
    </style:style>
    <style:style style:name="T124" style:family="text">
      <style:text-properties fo:font-weight="normal" officeooo:rsid="013f8911" style:font-weight-asian="normal" style:font-weight-complex="normal"/>
    </style:style>
    <style:style style:name="T125" style:family="text">
      <style:text-properties fo:font-weight="normal" officeooo:rsid="0140fbbc" style:font-weight-asian="normal" style:font-weight-complex="normal"/>
    </style:style>
    <style:style style:name="T126" style:family="text">
      <style:text-properties officeooo:rsid="002dd5a9"/>
    </style:style>
    <style:style style:name="T127" style:family="text">
      <style:text-properties officeooo:rsid="00344009"/>
    </style:style>
    <style:style style:name="T128" style:family="text">
      <style:text-properties officeooo:rsid="0035313d"/>
    </style:style>
    <style:style style:name="T129" style:family="text">
      <style:text-properties officeooo:rsid="003d877d"/>
    </style:style>
    <style:style style:name="T130" style:family="text">
      <style:text-properties officeooo:rsid="003e57d0"/>
    </style:style>
    <style:style style:name="T131" style:family="text">
      <style:text-properties officeooo:rsid="003e8632"/>
    </style:style>
    <style:style style:name="T132" style:family="text">
      <style:text-properties officeooo:rsid="003fb13d"/>
    </style:style>
    <style:style style:name="T133" style:family="text">
      <style:text-properties officeooo:rsid="00432b38"/>
    </style:style>
    <style:style style:name="T134" style:family="text">
      <style:text-properties officeooo:rsid="00488762"/>
    </style:style>
    <style:style style:name="T135" style:family="text">
      <style:text-properties officeooo:rsid="004cc5f5"/>
    </style:style>
    <style:style style:name="T136" style:family="text">
      <style:text-properties officeooo:rsid="004e4359"/>
    </style:style>
    <style:style style:name="T137" style:family="text">
      <style:text-properties officeooo:rsid="00519691"/>
    </style:style>
    <style:style style:name="T138" style:family="text">
      <style:text-properties officeooo:rsid="005b0384"/>
    </style:style>
    <style:style style:name="T139" style:family="text">
      <style:text-properties officeooo:rsid="0032ac60"/>
    </style:style>
    <style:style style:name="T140" style:family="text">
      <style:text-properties officeooo:rsid="00702bd4"/>
    </style:style>
    <style:style style:name="T141" style:family="text">
      <style:text-properties officeooo:rsid="0083709a"/>
    </style:style>
    <style:style style:name="T142" style:family="text">
      <style:text-properties officeooo:rsid="0083f36a"/>
    </style:style>
    <style:style style:name="T143" style:family="text">
      <style:text-properties officeooo:rsid="0071a318"/>
    </style:style>
    <style:style style:name="T144" style:family="text">
      <style:text-properties officeooo:rsid="00544ba2"/>
    </style:style>
    <style:style style:name="T145" style:family="text">
      <style:text-properties officeooo:rsid="008de4e7"/>
    </style:style>
    <style:style style:name="T146" style:family="text">
      <style:text-properties officeooo:rsid="00562c3f"/>
    </style:style>
    <style:style style:name="T147" style:family="text">
      <style:text-properties officeooo:rsid="009ab716"/>
    </style:style>
    <style:style style:name="T148" style:family="text">
      <style:text-properties officeooo:rsid="00366626"/>
    </style:style>
    <style:style style:name="T149" style:family="text">
      <style:text-properties officeooo:rsid="00441b4e"/>
    </style:style>
    <style:style style:name="T150" style:family="text">
      <style:text-properties officeooo:rsid="00b38120"/>
    </style:style>
    <style:style style:name="T151" style:family="text">
      <style:text-properties officeooo:rsid="00b4ba16"/>
    </style:style>
    <style:style style:name="T152" style:family="text">
      <style:text-properties officeooo:rsid="0088aa5a"/>
    </style:style>
    <style:style style:name="T153" style:family="text">
      <style:text-properties officeooo:rsid="00c140fb"/>
    </style:style>
    <style:style style:name="T154" style:family="text">
      <style:text-properties officeooo:rsid="00c49537"/>
    </style:style>
    <style:style style:name="T155" style:family="text">
      <style:text-properties officeooo:rsid="00c6715a"/>
    </style:style>
    <style:style style:name="T156" style:family="text">
      <style:text-properties officeooo:rsid="00f25a5f"/>
    </style:style>
    <style:style style:name="T157" style:family="text">
      <style:text-properties officeooo:rsid="0128f51f"/>
    </style:style>
    <style:style style:name="T158" style:family="text">
      <style:text-properties officeooo:rsid="012a95ad"/>
    </style:style>
    <style:style style:name="T159" style:family="text">
      <style:text-properties officeooo:rsid="0135ebe3"/>
    </style:style>
    <style:style style:name="T160" style:family="text">
      <style:text-properties officeooo:rsid="0136a7a3"/>
    </style:style>
    <style:style style:name="T161" style:family="text">
      <style:text-properties officeooo:rsid="01386046"/>
    </style:style>
    <style:style style:name="T162" style:family="text">
      <style:text-properties officeooo:rsid="01387c4c"/>
    </style:style>
    <style:style style:name="T163" style:family="text">
      <style:text-properties officeooo:rsid="013a4d30"/>
    </style:style>
    <style:style style:name="T164" style:family="text">
      <style:text-properties officeooo:rsid="013af73b"/>
    </style:style>
    <style:style style:name="T165" style:family="text">
      <style:text-properties officeooo:rsid="013b3fb9"/>
    </style:style>
    <style:style style:name="T166" style:family="text">
      <style:text-properties officeooo:rsid="013c4231"/>
    </style:style>
    <style:style style:name="T167" style:family="text">
      <style:text-properties officeooo:rsid="013e3f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Programme formation développeur web et web mobile</text:p>
            <text:p text:style-name="P2"/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">Intégration</text:p>
          </table:table-cell>
          <table:covered-table-cell/>
        </table:table-row>
        <table:table-row>
          <table:table-cell table:style-name="Tableau1.A3" office:value-type="string">
            <text:p text:style-name="P142"/>
            <text:p text:style-name="P142">S1 <text:span text:style-name="T129">module d’intégration</text:span></text:p>
            <text:p text:style-name="P153">(22/06 au 26/06)</text:p>
          </table:table-cell>
          <table:table-cell table:style-name="Tableau1.A2" office:value-type="string">
            <text:list xml:id="list6399072837380163505" text:style-name="L1">
              <text:list-header>
                <text:p text:style-name="P90"/>
              </text:list-header>
              <text:list-item>
                <text:p text:style-name="P90">Le métier <text:span text:style-name="T150">et la philosophie</text:span> d<text:span text:style-name="T150">u</text:span> développeur web</text:p>
              </text:list-item>
              <text:list-item>
                <text:p text:style-name="P90">Planning et programme</text:p>
              </text:list-item>
              <text:list-item>
                <text:p text:style-name="P90">Apprendre à se connaître (<text:span text:style-name="T151">présentations</text:span>, nom promotion)</text:p>
              </text:list-item>
              <text:list-item>
                <text:p text:style-name="P90">Réseaux sociaux et mail professionnels</text:p>
              </text:list-item>
              <text:list-item>
                <text:p text:style-name="P90">Veille technologique</text:p>
              </text:list-item>
              <text:list-item>
                <text:p text:style-name="P90">Découvrir le terminal</text:p>
              </text:list-item>
              <text:list-item>
                <text:p text:style-name="P92">Découverte de l’éditeur et de l’environnement technique</text:p>
              </text:list-item>
              <text:list-item>
                <text:p text:style-name="P92">Initiation au versioning <text:span text:style-name="T154">et protocole SSH</text:span></text:p>
              </text:list-item>
              <text:list-item>
                <text:p text:style-name="P93">Modèle client-serveur</text:p>
              </text:list-item>
              <text:list-item>
                <text:p text:style-name="P94">Le développement durable dans le web</text:p>
              </text:list-item>
              <text:list-item>
                <text:p text:style-name="P91"><text:span text:style-name="T1">Code combat</text:span> </text:p>
              </text:list-item>
              <text:list-item>
                <text:p text:style-name="P95">Les documents de certification</text:p>
              </text:list-item>
              <text:list-item>
                <text:p text:style-name="P96">CV et recherche de stage</text:p>
                <text:p text:style-name="P96"/>
              </text:list-item>
            </text:list>
          </table:table-cell>
        </table:table-row>
        <table:table-row>
          <table:table-cell table:style-name="Tableau1.A3" office:value-type="string">
            <text:p text:style-name="P141"/>
            <text:p text:style-name="P141">S<text:span text:style-name="T141">2</text:span> <text:span text:style-name="T127">module front-end</text:span></text:p>
            <text:p text:style-name="P154">(2<text:span text:style-name="T159">9</text:span>/06 au <text:span text:style-name="T159">03</text:span>/0<text:span text:style-name="T159">7</text:span>)</text:p>
          </table:table-cell>
          <table:table-cell table:style-name="Tableau1.A2" office:value-type="string">
            <text:p text:style-name="P36"/>
            <text:p text:style-name="P36"><text:span text:style-name="T131">Java</text:span>S<text:span text:style-name="T140">cript</text:span> : <text:span text:style-name="T24">algorithmie </text:span><text:span text:style-name="T30">débutant </text:span><text:span text:style-name="T83">et </text:span><text:span text:style-name="T74">fondamentaux de JavaScript</text:span></text:p>
            <text:p text:style-name="P70"/>
            <text:p text:style-name="P37">Versioning : <text:span text:style-name="T83">découvrir</text:span><text:span text:style-name="T6"> git et github</text:span></text:p>
            <text:p text:style-name="P72"/>
            <text:p text:style-name="P60">Gestion de projet : <text:span text:style-name="T6">lire un cahier des charges, comprendre les spécifications et organiser ses tâches </text:span><text:span text:style-name="T83">facilement</text:span></text:p>
            <text:p text:style-name="P60"><text:span text:style-name="T6"/></text:p>
          </table:table-cell>
        </table:table-row>
        <table:table-row>
          <table:table-cell table:style-name="Tableau1.A3" office:value-type="string">
            <text:p text:style-name="P141"/>
            <text:p text:style-name="P141">S<text:span text:style-name="T141">3</text:span> <text:span text:style-name="T127">module front-end</text:span></text:p>
            <text:p text:style-name="P154">(<text:span text:style-name="T159">06</text:span>/0<text:span text:style-name="T159">7</text:span> au <text:span text:style-name="T159">10</text:span>/0<text:span text:style-name="T159">7</text:span>)</text:p>
          </table:table-cell>
          <table:table-cell table:style-name="Tableau1.A2" office:value-type="string">
            <text:p text:style-name="P36"/>
            <text:p text:style-name="P36"><text:span text:style-name="T131">Java</text:span>S<text:span text:style-name="T140">cript</text:span> : <text:span text:style-name="T24">algorithmie </text:span><text:span text:style-name="T30">intermédiaire, </text:span><text:span text:style-name="T53">exercices </text:span><text:span text:style-name="T83">pratiques et</text:span><text:span text:style-name="T53"> </text:span><text:span text:style-name="T76">découverte des tests unitaires </text:span><text:span text:style-name="T77">via codewars</text:span></text:p>
            <text:p text:style-name="P70"/>
            <text:p text:style-name="P38"><text:span text:style-name="T152">Versioning</text:span><text:span text:style-name="T30"> : </text:span><text:span text:style-name="T83">pratiquer</text:span><text:span text:style-name="T30"> git et </text:span><text:span text:style-name="T83">utiliser </text:span><text:span text:style-name="T30">github </text:span><text:span text:style-name="T83">en contexte de développement</text:span></text:p>
            <text:p text:style-name="P71"/>
            <text:p text:style-name="P39"><text:span text:style-name="T152">Professionnalisation</text:span><text:span text:style-name="T30"> : </text:span><text:span text:style-name="T55">identifier les entreprises et secteurs qui recrutent</text:span></text:p>
            <text:p text:style-name="P86"/>
            <text:p text:style-name="P57">Gestion de projet : <text:span text:style-name="T65">comprendre les </text:span><text:span text:style-name="T6">grandes </text:span><text:span text:style-name="T83">approches de la gestion de projet et les</text:span><text:span text:style-name="T6"> étapes </text:span><text:span text:style-name="T83">principales</text:span><text:span text:style-name="T6"> </text:span><text:span text:style-name="T75">d’un projet.</text:span></text:p>
            <text:p text:style-name="P57"><text:span text:style-name="T75"/></text:p>
          </table:table-cell>
        </table:table-row>
        <table:table-row>
          <table:table-cell table:style-name="Tableau1.A3" office:value-type="string">
            <text:p text:style-name="P142"/>
            <text:p text:style-name="P142">S<text:span text:style-name="T142">4</text:span> <text:span text:style-name="T127">module front-end</text:span></text:p>
            <text:p text:style-name="P155">(<text:span text:style-name="T160">13</text:span>/0<text:span text:style-name="T159">7</text:span> au <text:span text:style-name="T159">17</text:span>/0<text:span text:style-name="T159">7</text:span>)</text:p>
            <text:p text:style-name="P139">14 juillet</text:p>
          </table:table-cell>
          <table:table-cell table:style-name="Tableau1.A2" office:value-type="string">
            <text:p text:style-name="P58"/>
            <text:p text:style-name="P58">Gestion de projet : <text:span text:style-name="T78">traduire</text:span><text:span text:style-name="T58"> des spécifications fonctionnelles, réaliser des usecase</text:span><text:span text:style-name="T59">s/</text:span><text:span text:style-name="T64">stories</text:span><text:span text:style-name="T59"> </text:span><text:span text:style-name="T19">et </text:span><text:span text:style-name="T61">une </text:span><text:span text:style-name="T60">arborescence. </text:span><text:span text:style-name="T62">Utiliser Kanban dans son projet.</text:span></text:p>
            <text:p text:style-name="P17"/>
            <text:p text:style-name="P7"><text:span text:style-name="T4">Maquettage </text:span><text:span text:style-name="T7">: </text:span><text:span text:style-name="T63">réaliser un </text:span><text:span text:style-name="T19">wireframe </text:span></text:p>
            <text:p text:style-name="P16"/>
            <text:p text:style-name="P148"><text:soft-page-break/><text:span text:style-name="T4">H</text:span><text:span text:style-name="T2">TML</text:span><text:span text:style-name="T6"> : </text:span><text:span text:style-name="T16">structure</text:span><text:span text:style-name="T84">r</text:span><text:span text:style-name="T16"> </text:span><text:span text:style-name="T84">un </text:span><text:span text:style-name="T16">document, </text:span><text:span text:style-name="T84">comprendre le </text:span><text:span text:style-name="T16">modèle de boîtes, </text:span><text:span text:style-name="T84">utiliser les </text:span><text:span text:style-name="T16">balises de base, </text:span><text:span text:style-name="T84">les </text:span><text:span text:style-name="T79">attributs et <text:s/></text:span><text:span text:style-name="T84">la </text:span><text:span text:style-name="T16">sém</text:span><text:span text:style-name="T17">antique</text:span></text:p>
            <text:p text:style-name="P62"/>
            <text:p text:style-name="P3">CSS<text:span text:style-name="T6"> : </text:span><text:span text:style-name="T84">mettre en forme une page web</text:span><text:span text:style-name="T6"> et positi</text:span><text:span text:style-name="T84">onner les éléments avec</text:span><text:span text:style-name="T6"> </text:span><text:span text:style-name="T18">flexbox</text:span></text:p>
            <text:p text:style-name="P3"><text:span text:style-name="T18"/></text:p>
          </table:table-cell>
        </table:table-row>
        <table:table-row>
          <table:table-cell table:style-name="Tableau1.A3" office:value-type="string">
            <text:p text:style-name="P143"/>
            <text:p text:style-name="P143">S<text:span text:style-name="T142">5</text:span> <text:span text:style-name="T127">module front-end</text:span></text:p>
            <text:p text:style-name="P156">(<text:span text:style-name="T161">20</text:span>/0<text:span text:style-name="T159">7</text:span> au <text:span text:style-name="T161">24</text:span>/0<text:span text:style-name="T159">7</text:span>)</text:p>
          </table:table-cell>
          <table:table-cell table:style-name="Tableau1.A2" office:value-type="string">
            <text:p text:style-name="P8"/>
            <text:p text:style-name="P8">Maquettage <text:span text:style-name="T6">: </text:span><text:span text:style-name="T116">a</text:span><text:span text:style-name="T6">pprendre à maquetter une interface </text:span><text:span text:style-name="T9">responsive</text:span></text:p>
            <text:p text:style-name="P5"/>
            <text:p text:style-name="P4">HTML : <text:span text:style-name="T85">utiliser des attributs avancés</text:span><text:span text:style-name="T6">, </text:span><text:span text:style-name="T20">intégrer des formulaires et </text:span><text:span text:style-name="T85">des </text:span><text:span text:style-name="T20">tableaux</text:span></text:p>
            <text:p text:style-name="P5"/>
            <text:p text:style-name="P4"><text:span text:style-name="T139">CSS</text:span><text:span text:style-name="T8"> : </text:span><text:span text:style-name="T80">responsive design, </text:span><text:span text:style-name="T81">transitions et animations</text:span></text:p>
            <text:p text:style-name="P4"><text:span text:style-name="T81"/></text:p>
          </table:table-cell>
        </table:table-row>
        <table:table-row>
          <table:table-cell table:style-name="Tableau1.A3" office:value-type="string">
            <text:p text:style-name="P143"/>
            <text:p text:style-name="P143">S<text:span text:style-name="T142">6</text:span> <text:span text:style-name="T127">module front-end</text:span></text:p>
            <text:p text:style-name="P157">(<text:span text:style-name="T162">27</text:span>/0<text:span text:style-name="T159">7</text:span> au <text:span text:style-name="T162">31</text:span>/0<text:span text:style-name="T159">7</text:span>)</text:p>
            <text:p text:style-name="P157"/>
          </table:table-cell>
          <table:table-cell table:style-name="Tableau1.A2" office:value-type="string">
            <text:p text:style-name="P97"/>
            <text:p text:style-name="P9">Evaluation : <text:span text:style-name="T115">m</text:span><text:span text:style-name="T21">aquetter et réaliser une interface responsive </text:span><text:span text:style-name="T82">en HTML et CSS</text:span></text:p>
            <text:p text:style-name="P98"/>
          </table:table-cell>
        </table:table-row>
        <table:table-row>
          <table:table-cell table:style-name="Tableau1.A3" office:value-type="string">
            <text:p text:style-name="P143"/>
            <text:p text:style-name="P143">S<text:span text:style-name="T142">7</text:span> <text:span text:style-name="T127">module front-end</text:span></text:p>
            <text:p text:style-name="P157">(<text:span text:style-name="T162">17</text:span>/0<text:span text:style-name="T162">8</text:span> au <text:span text:style-name="T162">21</text:span>/0<text:span text:style-name="T162">8</text:span>)</text:p>
          </table:table-cell>
          <table:table-cell table:style-name="Tableau1.A2" office:value-type="string">
            <text:p text:style-name="P11"/>
            <text:p text:style-name="P11"><text:span text:style-name="T131">HTML/CSS</text:span><text:span text:style-name="T22"> : </text:span><text:span text:style-name="T114">d</text:span><text:span text:style-name="T22">écouvrir le framework Bootstrap 4 </text:span></text:p>
            <text:p text:style-name="P63"/>
            <text:p text:style-name="P15"><text:span text:style-name="T143">JavaScript</text:span><text:span text:style-name="T24"> : </text:span><text:span text:style-name="T23">découv</text:span><text:span text:style-name="T86">rir le DOM et</text:span><text:span text:style-name="T23"> manipul</text:span><text:span text:style-name="T86">er</text:span><text:span text:style-name="T23"> d</text:span><text:span text:style-name="T86">es </text:span><text:span text:style-name="T23">objets HTML simple</text:span><text:span text:style-name="T87">s</text:span></text:p>
            <text:p text:style-name="P65"/>
            <text:p text:style-name="P53"><text:span text:style-name="T144">V</text:span>ersioning : <text:span text:style-name="T88">apprendre à</text:span><text:span text:style-name="T66"> travailler en équipe </text:span><text:span text:style-name="T88">sur un projet</text:span></text:p>
            <text:p text:style-name="P73"/>
            <text:p text:style-name="P54">Gestion de projet : <text:span text:style-name="T6">initiation aux méthodes agiles </text:span><text:span text:style-name="T67">(sprint, back-log, validation, gestion d’équipe)</text:span></text:p>
            <text:p text:style-name="P54"><text:span text:style-name="T67"/></text:p>
          </table:table-cell>
        </table:table-row>
        <table:table-row>
          <table:table-cell table:style-name="Tableau1.A3" office:value-type="string">
            <text:p text:style-name="P144"/>
            <text:p text:style-name="P144">S<text:span text:style-name="T142">8</text:span> <text:span text:style-name="T127">module front-end</text:span></text:p>
            <text:p text:style-name="P158">(<text:span text:style-name="T163">24</text:span>/0<text:span text:style-name="T162">8</text:span> au <text:span text:style-name="T162">28</text:span>/0<text:span text:style-name="T162">8</text:span>)</text:p>
          </table:table-cell>
          <table:table-cell table:style-name="Tableau1.A2" office:value-type="string">
            <text:p text:style-name="P12"/>
            <text:p text:style-name="P12"><text:span text:style-name="T131">HTML/CSS</text:span><text:span text:style-name="T22"> : </text:span><text:span text:style-name="T89">utiliser le</text:span><text:span text:style-name="T27"> </text:span><text:span text:style-name="T22">framework Bootstrap 4 </text:span><text:span text:style-name="T89">pour concevoir des interfaces</text:span></text:p>
            <text:p text:style-name="P64"/>
            <text:p text:style-name="P14"><text:span text:style-name="T144">JavaScript</text:span><text:span text:style-name="T23"> :</text:span><text:span text:style-name="T28"> </text:span><text:span text:style-name="T26">pratique</text:span><text:span text:style-name="T90">r</text:span><text:span text:style-name="T26"> </text:span><text:span text:style-name="T90">le</text:span><text:span text:style-name="T26"> DOM, </text:span><text:span text:style-name="T31">découv</text:span><text:span text:style-name="T90">rir</text:span><text:span text:style-name="T31"> </text:span><text:span text:style-name="T28">JSON et AJAX </text:span><text:span text:style-name="T54">et </text:span><text:span text:style-name="T90">s’initier aux </text:span><text:span text:style-name="T54">problématiques de sécurité</text:span></text:p>
            <text:p text:style-name="P74"/>
            <text:p text:style-name="P55"><text:span text:style-name="T153">Gestion de projet</text:span><text:span text:style-name="T54"> : </text:span><text:span text:style-name="T68">pratique</text:span><text:span text:style-name="T91">r</text:span><text:span text:style-name="T68"> </text:span><text:span text:style-name="T91">l</text:span><text:span text:style-name="T68">es méthodes agiles</text:span></text:p>
            <text:p text:style-name="P75"/>
            <text:p text:style-name="P45">Démarrage projet fil rouge</text:p>
            <text:p text:style-name="P45"/>
          </table:table-cell>
        </table:table-row>
        <table:table-row>
          <table:table-cell table:style-name="Tableau1.A3" office:value-type="string">
            <text:p text:style-name="P145"/>
            <text:p text:style-name="P145">S9 <text:span text:style-name="T128">module front-end</text:span></text:p>
            <text:p text:style-name="P159">(<text:span text:style-name="T164">31</text:span>/0<text:span text:style-name="T162">8</text:span> au <text:span text:style-name="T164">04</text:span>/0<text:span text:style-name="T164">9</text:span>)</text:p>
          </table:table-cell>
          <table:table-cell table:style-name="Tableau1.A2" office:value-type="string">
            <text:p text:style-name="P13"/>
            <text:p text:style-name="P13"><text:span text:style-name="T130">JavaScript</text:span><text:span text:style-name="T9"> : </text:span><text:span text:style-name="T92">utiliser JSON pour structurer ses données</text:span><text:span text:style-name="T29"> et </text:span><text:span text:style-name="T92">pratiquer </text:span><text:span text:style-name="T29">AJAX</text:span></text:p>
            <text:p text:style-name="P61"/>
            <text:p text:style-name="P10">Evaluation : <text:span text:style-name="T113">m</text:span><text:span text:style-name="T21">aquetter et réaliser une interface responsive </text:span><text:span text:style-name="T25">et dynamique </text:span><text:span text:style-name="T93">en HTML, CSS et JavaScript</text:span></text:p>
            <text:p text:style-name="P10"><text:span text:style-name="T93"/></text:p>
          </table:table-cell>
        </table:table-row>
        <table:table-row>
          <table:table-cell table:style-name="Tableau1.A3" office:value-type="string">
            <text:p text:style-name="P145"/>
            <text:p text:style-name="P145">S10 <text:span text:style-name="T128">module front-end</text:span></text:p>
            <text:p text:style-name="P159"><text:soft-page-break/>(<text:span text:style-name="T164">07</text:span>/0<text:span text:style-name="T164">9</text:span> au <text:span text:style-name="T164">11</text:span>/0<text:span text:style-name="T164">9</text:span>)</text:p>
          </table:table-cell>
          <table:table-cell table:style-name="Tableau1.A2" office:value-type="string">
            <text:p text:style-name="P87"><text:span text:style-name="T2"/></text:p>
            <text:p text:style-name="P87"><text:span text:style-name="T2">Wordpress :</text:span> <text:span text:style-name="T158">i</text:span><text:span text:style-name="T6">nstall</text:span><text:span text:style-name="T94">er</text:span><text:span text:style-name="T6"> Wordpress, utiliser un thème, des plugins </text:span><text:soft-page-break/><text:span text:style-name="T6">et paramétrer son site.</text:span></text:p>
            <text:p text:style-name="P66"/>
            <text:p text:style-name="P18">Référencement : <text:span text:style-name="T32">optimiser le référencement naturel du site</text:span></text:p>
            <text:p text:style-name="P18"/>
            <text:p text:style-name="P19">Sécurité : <text:span text:style-name="T50">comprendre les concepts généraux de la sécurité </text:span><text:span text:style-name="T52">d’une application </text:span><text:span text:style-name="T50">web</text:span></text:p>
            <text:p text:style-name="P76"/>
            <text:p text:style-name="P40">Serveur : <text:span text:style-name="T6">mettre en ligne un WordPress sur serveur mutualis</text:span><text:span text:style-name="T51">é</text:span></text:p>
            <text:p text:style-name="P40"><text:span text:style-name="T51"/></text:p>
          </table:table-cell>
        </table:table-row>
        <table:table-row>
          <table:table-cell table:style-name="Tableau1.A3" office:value-type="string">
            <text:p text:style-name="P143"/>
            <text:p text:style-name="P143">S11 <text:span text:style-name="T132">module front-end</text:span></text:p>
            <text:p text:style-name="P159">(<text:span text:style-name="T164">14</text:span>/0<text:span text:style-name="T164">9</text:span> au <text:span text:style-name="T164">18</text:span>/0<text:span text:style-name="T164">9</text:span>)</text:p>
          </table:table-cell>
          <table:table-cell table:style-name="Tableau1.A2" office:value-type="string">
            <text:p text:style-name="P33"/>
            <text:p text:style-name="P33">Evaluation <text:span text:style-name="T6">:</text:span> <text:span text:style-name="T117">r</text:span><text:span text:style-name="T6">éaliser un portfolio Wordpress</text:span></text:p>
            <text:p text:style-name="P66"/>
            <text:p text:style-name="P41">Professionnalisation : <text:span text:style-name="T117">d</text:span><text:span text:style-name="T6">éfinir son profil et présenter ses projets. Passer un entretien technique </text:span><text:span text:style-name="T94">avec succès</text:span><text:span text:style-name="T6">.</text:span></text:p>
            <text:p text:style-name="P77"/>
            <text:p text:style-name="P28">Certification<text:span text:style-name="T6"> : </text:span><text:span text:style-name="T118">r</text:span><text:span text:style-name="T6">emplissage </text:span><text:span text:style-name="T95">d’au moins une</text:span><text:span text:style-name="T69"> partie</text:span><text:span text:style-name="T6"> du dossier professionnel</text:span></text:p>
            <text:p text:style-name="P44"/>
            <text:p text:style-name="P43">Entretiens intermédiaires.</text:p>
            <text:p text:style-name="P43"/>
          </table:table-cell>
        </table:table-row>
        <table:table-row>
          <table:table-cell table:style-name="Tableau1.A3" office:value-type="string">
            <text:p text:style-name="P150"/>
            <text:p text:style-name="P150">S12 module <text:span text:style-name="T138">back-end</text:span></text:p>
            <text:p text:style-name="P160">(<text:span text:style-name="T165">21</text:span>/0<text:span text:style-name="T164">9</text:span> au <text:span text:style-name="T165">25</text:span>/0<text:span text:style-name="T164">9</text:span>)</text:p>
          </table:table-cell>
          <table:table-cell table:style-name="Tableau1.A2" office:value-type="string">
            <text:p text:style-name="P59"/>
            <text:p text:style-name="P59">Serveur : <text:span text:style-name="T6">comprendre l’environnement PHP</text:span></text:p>
            <text:p text:style-name="P6"/>
            <text:p text:style-name="P6">PH<text:span text:style-name="T126">P</text:span> <text:span text:style-name="T6">: </text:span><text:span text:style-name="T7">pratique</text:span><text:span text:style-name="T96">r</text:span><text:span text:style-name="T7"> l’algorithmie, </text:span><text:span text:style-name="T37">découv</text:span><text:span text:style-name="T96">rir</text:span><text:span text:style-name="T37"> la syntaxe et </text:span><text:span text:style-name="T96">l</text:span><text:span text:style-name="T37">es fonctionnalités de base</text:span><text:span text:style-name="T35"> </text:span><text:span text:style-name="T56">sur un site web</text:span></text:p>
            <text:p text:style-name="P78"/>
            <text:p text:style-name="P42"><text:span text:style-name="T155">Professionnalisation : </text:span><text:span text:style-name="T70">chercher un stage</text:span></text:p>
            <text:p text:style-name="P78"/>
            <text:p text:style-name="P56">Projet fil rouge</text:p>
            <text:p text:style-name="P56"/>
          </table:table-cell>
        </table:table-row>
        <table:table-row>
          <table:table-cell table:style-name="Tableau1.A3" office:value-type="string">
            <text:p text:style-name="P142"/>
            <text:p text:style-name="P142">S1<text:span text:style-name="T135">3</text:span> <text:span text:style-name="T133">module back-end</text:span></text:p>
            <text:p text:style-name="P160">(<text:span text:style-name="T165">28</text:span>/0<text:span text:style-name="T164">9</text:span> au <text:span text:style-name="T165">02</text:span>/<text:span text:style-name="T165">10</text:span>)</text:p>
          </table:table-cell>
          <table:table-cell table:style-name="Tableau1.A2" office:value-type="string">
            <text:p text:style-name="P85"><text:span text:style-name="T2"/></text:p>
            <text:p text:style-name="P85"><text:span text:style-name="T2">Maquettage :</text:span> <text:span text:style-name="T156">réaliser un schéma entité association, un diagramme de classe et un schéma de base de données</text:span></text:p>
            <text:p text:style-name="P29"/>
            <text:p text:style-name="P29">Bases de données <text:span text:style-name="T6">: écrire un script de création de base de données, conna</text:span><text:span text:style-name="T96">ître</text:span><text:span text:style-name="T6"> </text:span><text:span text:style-name="T96">l</text:span><text:span text:style-name="T6">es types </text:span><text:span text:style-name="T99">de données </text:span><text:span text:style-name="T6">et </text:span><text:span text:style-name="T96">l</text:span><text:span text:style-name="T6">es relations entre les tables, écrire un script de peuplement de la base de données, </text:span><text:span text:style-name="T10">écrire des requêtes SQL</text:span></text:p>
            <text:p text:style-name="P67"/>
            <text:p text:style-name="P32"><text:span text:style-name="T149">P</text:span>HP : <text:span text:style-name="T6">pratique</text:span><text:span text:style-name="T96">r</text:span><text:span text:style-name="T6"> la syntaxe et </text:span><text:span text:style-name="T96">l</text:span><text:span text:style-name="T6">es fonctionnalités </text:span><text:span text:style-name="T96">du langage</text:span></text:p>
            <text:p text:style-name="P32"><text:span text:style-name="T6"/></text:p>
          </table:table-cell>
        </table:table-row>
        <table:table-row>
          <table:table-cell table:style-name="Tableau1.A3" office:value-type="string">
            <text:p text:style-name="P142"/>
            <text:p text:style-name="P142">S1<text:span text:style-name="T135">4</text:span> <text:span text:style-name="T133">module back-end</text:span></text:p>
            <text:p text:style-name="P161">(<text:span text:style-name="T166">05</text:span>/<text:span text:style-name="T166">10</text:span> au <text:span text:style-name="T166">09</text:span>/<text:span text:style-name="T165">10</text:span>)</text:p>
          </table:table-cell>
          <table:table-cell table:style-name="Tableau1.A2" office:value-type="string">
            <text:p text:style-name="P30"/>
            <text:p text:style-name="P30">Bases de données : <text:span text:style-name="T97">mettre </text:span><text:span text:style-name="T71">en place et </text:span><text:span text:style-name="T97">utiliser une </text:span><text:span text:style-name="T71">BDD. </text:span><text:span text:style-name="T97">S’initier à la sécurité des bases de données</text:span><text:span text:style-name="T71">.</text:span></text:p>
            <text:p text:style-name="P23"/>
            <text:p text:style-name="P23">PHP<text:span text:style-name="T6"> : intégrer une base de données MySQL dans une application et réaliser les opération du CRUD</text:span></text:p>
            <text:p text:style-name="P79"/>
            <text:p text:style-name="P51">Projet fil rouge</text:p>
            <text:p text:style-name="P51"/>
          </table:table-cell>
        </table:table-row>
        <text:soft-page-break/>
        <table:table-row>
          <table:table-cell table:style-name="Tableau1.A3" office:value-type="string">
            <text:p text:style-name="P142"/>
            <text:p text:style-name="P142">S1<text:span text:style-name="T135">5</text:span> <text:span text:style-name="T133">module back-end</text:span></text:p>
            <text:p text:style-name="P162">(<text:span text:style-name="T167">12</text:span>/<text:span text:style-name="T166">10</text:span> au <text:span text:style-name="T167">16</text:span>/<text:span text:style-name="T165">10</text:span>)</text:p>
          </table:table-cell>
          <table:table-cell table:style-name="Tableau1.A2" office:value-type="string">
            <text:p text:style-name="P22"/>
            <text:p text:style-name="P22">PHP<text:span text:style-name="T6"> : programm</text:span><text:span text:style-name="T98">er en</text:span><text:span text:style-name="T6"> orienté objet. </text:span><text:span text:style-name="T98">Utiliser</text:span><text:span text:style-name="T6"> classes, attributs, méthodes, visibilité, setters et getters.</text:span></text:p>
            <text:p text:style-name="P22"><text:span text:style-name="T6"/></text:p>
          </table:table-cell>
        </table:table-row>
        <table:table-row>
          <table:table-cell table:style-name="Tableau1.A3" office:value-type="string">
            <text:p text:style-name="P142"/>
            <text:p text:style-name="P142">S1<text:span text:style-name="T135">6</text:span> <text:span text:style-name="T136">module back-end</text:span></text:p>
            <text:p text:style-name="P162">(<text:span text:style-name="T167">19</text:span>/<text:span text:style-name="T166">10</text:span> au <text:span text:style-name="T167">23</text:span>/<text:span text:style-name="T165">10</text:span>)</text:p>
          </table:table-cell>
          <table:table-cell table:style-name="Tableau1.A2" office:value-type="string">
            <text:p text:style-name="P31"/>
            <text:p text:style-name="P31">Bases de données : <text:span text:style-name="T43">pratiques avancées </text:span><text:span text:style-name="T101">et utilisation des transactions, des fonctions d’agrégat et des fonctions scalaires.</text:span></text:p>
            <text:p text:style-name="P21"/>
            <text:p text:style-name="P22"><text:span text:style-name="T148">PHP</text:span><text:span text:style-name="T36"> : </text:span><text:span text:style-name="T100">programmer en orienté objet </text:span><text:span text:style-name="T102">en</text:span><text:span text:style-name="T100"> utilis</text:span><text:span text:style-name="T102">ant </text:span><text:span text:style-name="T103">l’opérateur de résolution de porter,</text:span><text:span text:style-name="T36"> </text:span><text:span text:style-name="T100">l’</text:span><text:span text:style-name="T36">héritage, </text:span><text:span text:style-name="T100">les </text:span><text:span text:style-name="T36">méthodes magiques et </text:span><text:span text:style-name="T100">l’</text:span><text:span text:style-name="T36">hydratation</text:span></text:p>
            <text:p text:style-name="P80"/>
            <text:p text:style-name="P50">Conception : <text:span text:style-name="T72">comprendre et mettre en place un </text:span><text:span text:style-name="T6">pattern MVC </text:span><text:span text:style-name="T100">dans son application</text:span></text:p>
            <text:p text:style-name="P81"/>
            <text:p text:style-name="P52">Projet fil rouge</text:p>
            <text:p text:style-name="P52"/>
          </table:table-cell>
        </table:table-row>
        <table:table-row>
          <table:table-cell table:style-name="Tableau1.A3" office:value-type="string">
            <text:p text:style-name="P146"/>
            <text:p text:style-name="P146">S1<text:span text:style-name="T135">7</text:span> <text:span text:style-name="T134">module back-end</text:span></text:p>
            <text:p text:style-name="P162">(<text:span text:style-name="T167">26</text:span>/<text:span text:style-name="T166">10</text:span> au <text:span text:style-name="T167">30</text:span>/<text:span text:style-name="T165">10</text:span>)</text:p>
          </table:table-cell>
          <table:table-cell table:style-name="Tableau1.A2" office:value-type="string">
            <text:p text:style-name="P24"/>
            <text:p text:style-name="P24">PHP<text:span text:style-name="T6"> : </text:span><text:span text:style-name="T108">d</text:span><text:span text:style-name="T42">év</text:span><text:span text:style-name="T104">e</text:span><text:span text:style-name="T42">lopper une application objet avec base de données sous un pattern MVC simplifié.</text:span></text:p>
            <text:p text:style-name="P82"/>
            <text:p text:style-name="P49">Evaluation : <text:span text:style-name="T49">maquetter et mettre en place une BDD, développer des composants d’accès aux données, développer le back-end d’une application, développer un composant d’une application de gestion de contenu</text:span></text:p>
            <text:p text:style-name="P49"><text:span text:style-name="T49"/></text:p>
          </table:table-cell>
        </table:table-row>
        <table:table-row>
          <table:table-cell table:style-name="Tableau1.A3" office:value-type="string">
            <text:p text:style-name="P146"/>
            <text:p text:style-name="P146">S1<text:span text:style-name="T135">8</text:span> <text:span text:style-name="T15">module back-end</text:span></text:p>
            <text:p text:style-name="P162"><text:span text:style-name="T15">(</text:span><text:span text:style-name="T122">02</text:span><text:span text:style-name="T15">/</text:span><text:span text:style-name="T120">1</text:span><text:span text:style-name="T122">1</text:span><text:span text:style-name="T15"> au </text:span><text:span text:style-name="T120">0</text:span><text:span text:style-name="T122">6</text:span><text:span text:style-name="T15">/</text:span><text:span text:style-name="T121">1</text:span><text:span text:style-name="T122">1</text:span><text:span text:style-name="T15">)</text:span></text:p>
          </table:table-cell>
          <table:table-cell table:style-name="Tableau1.A2" office:value-type="string">
            <text:p text:style-name="P89"><text:span text:style-name="T5"/></text:p>
            <text:p text:style-name="P89"><text:span text:style-name="T5">PHP</text:span><text:span text:style-name="T34"> </text:span><text:span text:style-name="T3">Symfony </text:span><text:span text:style-name="T34">: </text:span><text:span text:style-name="T108">d</text:span><text:span text:style-name="T107">écouvrir le framework Symfony 5. Comprendre et mettre en œuvre dans une application : </text:span><text:span text:style-name="T40">modèle MVC, modèle requête/réponse, orm doctrine, template twig </text:span><text:span text:style-name="T45">simples</text:span><text:span text:style-name="T40">, formulaires </text:span><text:span text:style-name="T44">simples, fixtures</text:span></text:p>
            <text:p text:style-name="P89"><text:span text:style-name="T44"/></text:p>
          </table:table-cell>
        </table:table-row>
        <table:table-row>
          <table:table-cell table:style-name="Tableau1.A3" office:value-type="string">
            <text:p text:style-name="P142"/>
            <text:p text:style-name="P142">S1<text:span text:style-name="T135">9</text:span> <text:span text:style-name="T134">module back-end</text:span></text:p>
            <text:p text:style-name="P162"><text:span text:style-name="T15">(</text:span><text:span text:style-name="T122">09</text:span><text:span text:style-name="T15">/</text:span><text:span text:style-name="T120">1</text:span><text:span text:style-name="T122">1</text:span><text:span text:style-name="T15"> au </text:span><text:span text:style-name="T122">13</text:span><text:span text:style-name="T15">/</text:span><text:span text:style-name="T121">1</text:span><text:span text:style-name="T122">1</text:span><text:span text:style-name="T15">)</text:span></text:p>
            <text:p text:style-name="P140">11 novembre</text:p>
          </table:table-cell>
          <table:table-cell table:style-name="Tableau1.A2" office:value-type="string">
            <text:p text:style-name="P34"/>
            <text:p text:style-name="P34"><text:span text:style-name="T137">PHP Symfony </text:span><text:span text:style-name="T12">: </text:span><text:span text:style-name="T108">utiliser Symfony pour construire une application robuste et maintenable. Comprendre et mettre en œuvre : </text:span><text:span text:style-name="T109">services, </text:span><text:span text:style-name="T34">formulaires avancés, <text:s/></text:span><text:span text:style-name="T46">templating avancés, </text:span><text:span text:style-name="T34">sécurité, </text:span><text:span text:style-name="T48">orm avancé,</text:span><text:span text:style-name="T34"> </text:span><text:span text:style-name="T73">migrations, </text:span><text:span text:style-name="T34">validation des données</text:span></text:p>
            <text:p text:style-name="P83"/>
            <text:p text:style-name="P135">PHP <text:span text:style-name="T6">: Développer une application SOLID et découvrir les design patterns</text:span></text:p>
            <text:p text:style-name="P135"/>
            <text:p text:style-name="P136">Testing <text:span text:style-name="T6">: valider son application à l’aide de tests unitaires et fonctionnels</text:span></text:p>
            <text:p text:style-name="P83"/>
            <text:p text:style-name="P48">Projet fil rouge</text:p>
            <text:p text:style-name="P48"/>
          </table:table-cell>
        </table:table-row>
        <table:table-row>
          <table:table-cell table:style-name="Tableau1.A3" office:value-type="string">
            <text:p text:style-name="P142"/>
            <text:p text:style-name="P142">S<text:span text:style-name="T135">20</text:span> <text:span text:style-name="T14">module back-end</text:span></text:p>
            <text:p text:style-name="P162"><text:span text:style-name="T15">(</text:span><text:span text:style-name="T122">16</text:span><text:span text:style-name="T15">/</text:span><text:span text:style-name="T120">1</text:span><text:span text:style-name="T122">1</text:span><text:span text:style-name="T15"> au </text:span><text:span text:style-name="T122">20</text:span><text:span text:style-name="T15">/</text:span><text:span text:style-name="T121">1</text:span><text:span text:style-name="T122">1</text:span><text:span text:style-name="T15">)</text:span></text:p>
          </table:table-cell>
          <table:table-cell table:style-name="Tableau1.A2" office:value-type="string">
            <text:p text:style-name="P34"/>
            <text:p text:style-name="P34"><text:span text:style-name="T146">PHP Symfony</text:span><text:span text:style-name="T13"> : </text:span><text:span text:style-name="T110">Découvrir le </text:span><text:span text:style-name="T47">mailing, </text:span><text:span text:style-name="T110">la </text:span><text:span text:style-name="T47">traduction </text:span><text:span text:style-name="T110">et les </text:span><text:span text:style-name="T47">événements. </text:span><text:span text:style-name="T110">Développer une application complète sous Symfony.</text:span></text:p>
            <text:p text:style-name="P101"><text:soft-page-break/></text:p>
            <text:p text:style-name="P35">Evaluation : <text:span text:style-name="T49">maquetter et mettre en place une BDD, </text:span><text:span text:style-name="T57">d</text:span><text:span text:style-name="T49">évelopper des composants d’accès aux données, développer le back-end d’une application, développer un composant d’une application de gestion de contenu</text:span></text:p>
            <text:p text:style-name="P35"><text:span text:style-name="T49"/></text:p>
          </table:table-cell>
        </table:table-row>
        <table:table-row>
          <table:table-cell table:style-name="Tableau1.A3" office:value-type="string">
            <text:p text:style-name="P146"/>
            <text:p text:style-name="P146">S2<text:span text:style-name="T135">1 </text:span><text:span text:style-name="T39">module back-end</text:span></text:p>
            <text:p text:style-name="P163"><text:span text:style-name="T15">(</text:span><text:span text:style-name="T123">23</text:span><text:span text:style-name="T15">/</text:span><text:span text:style-name="T120">1</text:span><text:span text:style-name="T122">1</text:span><text:span text:style-name="T15"> au </text:span><text:span text:style-name="T123">27</text:span><text:span text:style-name="T15">/</text:span><text:span text:style-name="T121">1</text:span><text:span text:style-name="T122">1</text:span><text:span text:style-name="T15">)</text:span></text:p>
          </table:table-cell>
          <table:table-cell table:style-name="Tableau1.A2" office:value-type="string">
            <text:p text:style-name="P20"/>
            <text:p text:style-name="P20"><text:span text:style-name="T145">PHP Symfony</text:span><text:span text:style-name="T33"> </text:span><text:span text:style-name="T11">: </text:span><text:span text:style-name="T112">d</text:span><text:span text:style-name="T111">écouvrir la notion d’API et le modèle de Richardson. Apprendre à créer une ressource et paramétrer son application pour recevoir et envoyer des données à un client front. Découvrir API plateforme.</text:span></text:p>
            <text:p text:style-name="P20"><text:span text:style-name="T111"/></text:p>
            <text:p text:style-name="P137">JavaScript <text:span text:style-name="T6">: </text:span><text:span text:style-name="T112">c</text:span><text:span text:style-name="T6">omprendre la notion d’application front </text:span><text:span text:style-name="T112">et l’exploitation des données au format JSON.</text:span></text:p>
            <text:p text:style-name="P137"><text:span text:style-name="T112"/></text:p>
            <text:p text:style-name="P138"><text:span text:style-name="T157">A</text:span>PI <text:span text:style-name="T6">: </text:span><text:span text:style-name="T119">Comprendre le protocole HTTP et le modèle client/API</text:span></text:p>
            <text:p text:style-name="P20"><text:span text:style-name="T13"/></text:p>
          </table:table-cell>
        </table:table-row>
        <table:table-row>
          <table:table-cell table:style-name="Tableau1.A3" office:value-type="string">
            <text:p text:style-name="P147"/>
            <text:p text:style-name="P147">S22 <text:span text:style-name="T38">Evaluation projet front/back</text:span></text:p>
            <text:p text:style-name="P164"><text:span text:style-name="T15">(</text:span><text:span text:style-name="T124">30</text:span><text:span text:style-name="T15">/</text:span><text:span text:style-name="T120">1</text:span><text:span text:style-name="T122">1</text:span><text:span text:style-name="T15"> au </text:span><text:span text:style-name="T124">04</text:span><text:span text:style-name="T15">/</text:span><text:span text:style-name="T121">1</text:span><text:span text:style-name="T124">2</text:span><text:span text:style-name="T15">)</text:span></text:p>
          </table:table-cell>
          <table:table-cell table:style-name="Tableau1.A2" office:value-type="string">
            <text:p text:style-name="P88"><text:span text:style-name="T2"/></text:p>
            <text:p text:style-name="P88"><text:span text:style-name="T2">Module front-end</text:span> : <text:span text:style-name="T137">maquettage d’une application, réalisation d’un interface statique et adaptable, développement d’une interface utilisateur dynamique</text:span></text:p>
            <text:p text:style-name="P88"/>
            <text:p text:style-name="P25"><text:span text:style-name="T146">Module back-end</text:span><text:span text:style-name="T13"> : </text:span><text:span text:style-name="T12">création d’une base de données, développement des composants d’accès aux données, développement de la partie back-end d’une application, élaboration et mise en œuvre des composants d’une application de gestion de contenu ou e-commerce</text:span></text:p>
            <text:p text:style-name="P25"><text:span text:style-name="T12"/></text:p>
          </table:table-cell>
        </table:table-row>
        <table:table-row>
          <table:table-cell table:style-name="Tableau1.A3" office:value-type="string">
            <text:p text:style-name="P142"/>
            <text:p text:style-name="P142">S23 <text:s/><text:span text:style-name="T147">module back-end/front-end</text:span></text:p>
            <text:p text:style-name="P165"><text:span text:style-name="T15">(</text:span><text:span text:style-name="T125">07</text:span><text:span text:style-name="T15">/</text:span><text:span text:style-name="T120">1</text:span><text:span text:style-name="T125">2</text:span><text:span text:style-name="T15"> au </text:span><text:span text:style-name="T125">11</text:span><text:span text:style-name="T15">/</text:span><text:span text:style-name="T121">1</text:span><text:span text:style-name="T125">2</text:span><text:span text:style-name="T15">)</text:span></text:p>
          </table:table-cell>
          <table:table-cell table:style-name="Tableau1.A2" office:value-type="string">
            <text:p text:style-name="P26"/>
            <text:p text:style-name="P26">Révision : <text:span text:style-name="T6">selon avancement de la promotion</text:span></text:p>
            <text:p text:style-name="P68"/>
            <text:p text:style-name="P27">Certification<text:span text:style-name="T6"> : </text:span><text:span text:style-name="T107">r</text:span><text:span text:style-name="T6">empli</text:span><text:span text:style-name="T105">r</text:span><text:span text:style-name="T6"> </text:span><text:span text:style-name="T105">le</text:span><text:span text:style-name="T6"> dossier professionnel </text:span><text:span text:style-name="T105">et</text:span><text:span text:style-name="T6"> </text:span><text:span text:style-name="T41">préparation </text:span><text:span text:style-name="T105">le</text:span><text:span text:style-name="T41"> rapport de stage.</text:span></text:p>
            <text:p text:style-name="P69"/>
            <text:p text:style-name="P46">Stage : <text:span text:style-name="T106">préparer son</text:span><text:span text:style-name="T6"> départ en stage</text:span></text:p>
            <text:p text:style-name="P84"/>
            <text:p text:style-name="P47">Entretiens de fin de formation</text:p>
            <text:p text:style-name="P4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4:45:48.568781660</meta:creation-date>
    <meta:generator>LibreOffice/5.1.6.2$Linux_X86_64 LibreOffice_project/10m0$Build-2</meta:generator>
    <dc:date>2020-06-21T15:50:43.652817623</dc:date>
    <meta:editing-duration>P1DT4H3M36S</meta:editing-duration>
    <meta:editing-cycles>278</meta:editing-cycles>
    <meta:document-statistic meta:table-count="1" meta:image-count="0" meta:object-count="0" meta:page-count="5" meta:paragraph-count="131" meta:word-count="1104" meta:character-count="7210" meta:non-whitespace-character-count="6244"/>
  </office:meta>
</office:document-meta>
</file>